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1" style:family="table">
      <style:table-properties style:width="15.247cm" fo:margin-left="0cm" table:align="left"/>
    </style:style>
    <style:style style:name="Tabla1.A" style:family="table-column">
      <style:table-column-properties style:column-width="7.624cm"/>
    </style:style>
    <style:style style:name="Tabla1.1" style:family="table-row">
      <style:table-row-properties style:min-row-height="0.801cm"/>
    </style:style>
    <style:style style:name="Tabla1.A1" style:family="table-cell">
      <style:table-cell-properties style:vertical-align="middle" fo:padding-left="0.191cm" fo:padding-right="0.191cm" fo:padding-top="0cm" fo:padding-bottom="0cm" fo:border="none"/>
    </style:style>
    <style:style style:name="Tabla2" style:family="table">
      <style:table-properties style:width="15cm" table:align="left"/>
    </style:style>
    <style:style style:name="Tabla2.A" style:family="table-column">
      <style:table-column-properties style:column-width="2.499cm"/>
    </style:style>
    <style:style style:name="Tabla2.D" style:family="table-column">
      <style:table-column-properties style:column-width="2.501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P1" style:family="paragraph" style:parent-style-name="Orri-oina">
      <style:paragraph-properties fo:text-align="center" style:justify-single-word="false"/>
    </style:style>
    <style:style style:name="P2" style:family="paragraph" style:parent-style-name="Standard_20__28_user_29_">
      <style:paragraph-properties fo:break-before="page"/>
      <style:text-properties style:font-name="Bookman Old Style" fo:font-size="20pt" fo:font-weight="bold" style:font-size-asian="20pt" style:font-weight-asian="bold" style:font-size-complex="20pt" style:font-style-complex="italic"/>
    </style:style>
    <style:style style:name="P3" style:family="paragraph" style:parent-style-name="Normala">
      <style:paragraph-properties fo:break-before="page"/>
    </style:style>
    <style:style style:name="P4" style:family="paragraph" style:parent-style-name="Standard_20__28_user_29_">
      <style:text-properties fo:font-size="20pt" style:font-size-asian="20pt" style:font-size-complex="20pt"/>
    </style:style>
    <style:style style:name="P5" style:family="paragraph" style:parent-style-name="Standard_20__28_user_29_">
      <style:paragraph-properties fo:text-align="center" style:justify-single-word="false"/>
      <style:text-properties fo:font-size="20pt" style:font-size-asian="20pt" style:font-size-complex="20pt"/>
    </style:style>
    <style:style style:name="P6" style:family="paragraph" style:parent-style-name="Standard_20__28_user_29_">
      <style:paragraph-properties fo:text-align="center" style:justify-single-word="false"/>
      <style:text-properties style:font-name="Bookman Old Style" fo:font-size="28pt" style:font-size-asian="28pt" style:font-size-complex="24pt"/>
    </style:style>
    <style:style style:name="P7" style:family="paragraph" style:parent-style-name="Standard_20__28_user_29_">
      <style:paragraph-properties fo:text-align="center" style:justify-single-word="false"/>
      <style:text-properties style:font-name="Bookman Old Style" fo:font-size="20pt" style:font-size-asian="20pt" style:font-size-complex="20pt"/>
    </style:style>
    <style:style style:name="P8" style:family="paragraph" style:parent-style-name="Standard_20__28_user_29_">
      <style:text-properties style:font-name="Bookman Old Style" fo:font-size="20pt" fo:font-weight="bold" style:font-size-asian="20pt" style:font-weight-asian="bold" style:font-size-complex="18pt"/>
    </style:style>
    <style:style style:name="P9" style:family="paragraph" style:parent-style-name="Standard_20__28_user_29_">
      <style:text-properties style:font-name="Bookman Old Style" fo:font-size="20pt" fo:font-weight="bold" style:font-size-asian="20pt" style:font-weight-asian="bold" style:font-size-complex="18pt" style:font-style-complex="italic"/>
    </style:style>
    <style:style style:name="P10" style:family="paragraph" style:parent-style-name="Standard_20__28_user_29_">
      <style:paragraph-properties fo:text-align="center" style:justify-single-word="false"/>
      <style:text-properties style:font-name="Bookman Old Style" fo:font-size="18pt" style:font-size-asian="18pt" style:font-size-complex="18pt"/>
    </style:style>
    <style:style style:name="P11" style:family="paragraph" style:parent-style-name="Standard_20__28_user_29_">
      <style:paragraph-properties fo:line-height="150%" fo:text-align="justify" style:justify-single-word="false"/>
      <style:text-properties style:font-name="Bookman Old Style" fo:font-size="14pt" style:text-underline-style="solid" style:text-underline-width="auto" style:text-underline-color="font-color" style:text-underline-mode="continuous" style:text-overline-mode="continuous" style:text-line-through-mode="continuous" style:font-size-asian="14pt" style:font-style-complex="italic"/>
    </style:style>
    <style:style style:name="P12" style:family="paragraph" style:parent-style-name="Standard_20__28_user_29_">
      <style:paragraph-properties fo:line-height="150%" fo:text-align="justify" style:justify-single-word="false"/>
      <style:text-properties style:font-name="Bookman Old Style"/>
    </style:style>
    <style:style style:name="P13" style:family="paragraph" style:parent-style-name="Standard_20__28_user_29_">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14" style:family="paragraph" style:parent-style-name="Standard_20__28_user_29_">
      <style:text-properties fo:font-size="14pt" fo:font-weight="bold" style:font-size-asian="14pt" style:font-weight-asian="bold" style:font-size-complex="14pt"/>
    </style:style>
    <style:style style:name="P15" style:family="paragraph" style:parent-style-name="Standard_20__28_user_29_">
      <style:text-properties fo:font-size="14pt" style:font-size-asian="14pt" style:font-size-complex="14pt"/>
    </style:style>
    <style:style style:name="P16" style:family="paragraph" style:parent-style-name="Standard_20__28_user_29_">
      <style:text-properties fo:font-size="14pt" fo:font-style="italic" fo:font-weight="bold" style:font-size-asian="14pt" style:font-style-asian="italic" style:font-weight-asian="bold" style:font-size-complex="14pt" style:font-style-complex="italic"/>
    </style:style>
    <style:style style:name="P17" style:family="paragraph" style:parent-style-name="Standard_20__28_user_29_">
      <style:paragraph-properties fo:text-align="center" style:justify-single-word="false"/>
    </style:style>
    <style:style style:name="P18" style:family="paragraph" style:parent-style-name="Standard_20__28_user_29_">
      <style:paragraph-properties fo:text-align="center" style:justify-single-word="false">
        <style:tab-stops>
          <style:tab-stop style:position="0cm"/>
        </style:tab-stops>
      </style:paragraph-properties>
    </style:style>
    <style:style style:name="P19" style:family="paragraph" style:parent-style-name="Standard_20__28_user_29_">
      <style:text-properties fo:font-size="10pt" fo:font-style="italic" style:font-size-asian="10pt" style:font-style-asian="italic" style:font-size-complex="10pt" style:font-style-complex="italic"/>
    </style:style>
    <style:style style:name="P20" style:family="paragraph" style:parent-style-name="Standard_20__28_user_29_">
      <style:text-properties fo:font-size="10pt" fo:font-style="italic" style:font-size-asian="10pt" style:font-style-asian="italic" style:font-style-complex="italic"/>
    </style:style>
    <style:style style:name="P21" style:family="paragraph" style:parent-style-name="Standard_20__28_user_29_">
      <style:paragraph-properties fo:line-height="150%" fo:text-align="justify" style:justify-single-word="false"/>
    </style:style>
    <style:style style:name="P22" style:family="paragraph" style:parent-style-name="Standard_20__28_user_29_">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23" style:family="paragraph" style:parent-style-name="Standard_20__28_user_29_">
      <style:paragraph-properties fo:text-align="justify" style:justify-single-word="false"/>
    </style:style>
    <style:style style:name="P24" style:family="paragraph" style:parent-style-name="Standard_20__28_user_29_">
      <style:text-properties fo:font-style="italic" style:font-style-asian="italic" style:font-style-complex="italic"/>
    </style:style>
    <style:style style:name="P25" style:family="paragraph" style:parent-style-name="Standard_20__28_user_29_">
      <style:paragraph-properties fo:margin-left="0cm" fo:margin-right="0cm" fo:line-height="150%" fo:text-indent="1.249cm" style:auto-text-indent="false"/>
    </style:style>
    <style:style style:name="P26" style:family="paragraph" style:parent-style-name="Standard_20__28_user_29_">
      <style:paragraph-properties fo:margin-left="0cm" fo:margin-right="0cm" fo:line-height="150%" fo:text-align="justify" style:justify-single-word="false" fo:text-indent="1.249cm" style:auto-text-indent="false"/>
    </style:style>
    <style:style style:name="P27" style:family="paragraph" style:parent-style-name="Standard_20__28_user_29_">
      <style:paragraph-properties fo:margin-left="0cm" fo:margin-right="0cm" fo:line-height="150%" fo:text-align="justify" style:justify-single-word="false" fo:text-indent="1.249cm" style:auto-text-indent="false"/>
      <style:text-properties style:font-name="Bookman Old Style"/>
    </style:style>
    <style:style style:name="P28" style:family="paragraph" style:parent-style-name="Normala">
      <style:paragraph-properties fo:margin-left="0cm" fo:margin-right="0cm" fo:line-height="150%" fo:text-align="justify" style:justify-single-word="false" fo:text-indent="1.249cm" style:auto-text-indent="false"/>
    </style:style>
    <style:style style:name="P29" style:family="paragraph" style:parent-style-name="Tarterik_20_ez">
      <style:paragraph-properties fo:margin-left="0cm" fo:margin-right="0cm" fo:line-height="150%" fo:text-align="justify" style:justify-single-word="false" fo:text-indent="1.249cm" style:auto-text-indent="false"/>
      <style:text-properties style:font-name="Bookman Old Style"/>
    </style:style>
    <style:style style:name="P30" style:family="paragraph" style:parent-style-name="Normala">
      <style:text-properties style:font-name="Bookman Old Style"/>
    </style:style>
    <style:style style:name="P31" style:family="paragraph" style:parent-style-name="Normala">
      <style:paragraph-properties fo:line-height="150%" fo:text-align="justify" style:justify-single-word="false"/>
      <style:text-properties style:font-name="Bookman Old Style"/>
    </style:style>
    <style:style style:name="P32" style:family="paragraph" style:parent-style-name="Normala">
      <style:paragraph-properties fo:text-align="center" style:justify-single-word="false"/>
    </style:style>
    <style:style style:name="P33" style:family="paragraph" style:parent-style-name="Normala">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34" style:family="paragraph" style:parent-style-name="Normala">
      <style:paragraph-properties fo:text-align="center" style:justify-single-word="false"/>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35" style:family="paragraph" style:parent-style-name="Normala">
      <style:text-properties fo:color="#7f0055" style:font-name="Consolas" fo:font-size="10pt" fo:font-weight="bold" style:letter-kerning="false" fo:background-color="#0000ff" style:font-size-asian="10pt" style:language-asian="es" style:country-asian="ES" style:font-weight-asian="bold" style:font-name-complex="Consolas" style:font-size-complex="10pt" style:language-complex="ar" style:country-complex="SA" style:font-weight-complex="bold"/>
    </style:style>
    <style:style style:name="P36" style:family="paragraph" style:parent-style-name="Normala">
      <style:paragraph-properties fo:text-align="justify" style:justify-single-word="false"/>
    </style:style>
    <style:style style:name="P37" style:family="paragraph" style:parent-style-name="Normala">
      <style:paragraph-properties fo:text-align="center" style:justify-single-word="false"/>
      <style:text-properties style:font-name="Cambria Math" fo:font-size="20pt" style:font-size-asian="20pt"/>
    </style:style>
    <style:style style:name="P38" style:family="paragraph" style:parent-style-name="Normala">
      <style:paragraph-properties fo:text-align="center" style:justify-single-word="false"/>
      <style:text-properties style:font-name="Cambria Math" fo:font-size="6pt" style:font-size-asian="6pt" style:font-size-complex="8pt"/>
    </style:style>
    <style:style style:name="P39" style:family="paragraph" style:parent-style-name="Normala">
      <style:text-properties officeooo:paragraph-rsid="001645d9"/>
    </style:style>
    <style:style style:name="P40" style:family="paragraph" style:parent-style-name="Tarterik_20_ez">
      <style:paragraph-properties fo:text-align="center" style:justify-single-word="false"/>
    </style:style>
    <style:style style:name="P41" style:family="paragraph" style:parent-style-name="Tarterik_20_ez">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42"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43"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style>
    <style:style style:name="P44" style:family="paragraph" style:parent-style-name="Tarterik_20_ez">
      <style:paragraph-properties fo:line-height="150%" fo:text-align="justify" style:justify-single-word="false"/>
      <style:text-properties style:font-name="Bookman Old Style"/>
    </style:style>
    <style:style style:name="P45" style:family="paragraph" style:parent-style-name="Standard">
      <style:paragraph-properties fo:line-height="150%" fo:text-align="justify" style:justify-single-word="false"/>
    </style:style>
    <style:style style:name="P46" style:family="paragraph" style:parent-style-name="Standard">
      <style:text-properties fo:font-size="10pt" fo:font-style="italic" style:font-size-asian="10pt" style:font-style-asian="italic"/>
    </style:style>
    <style:style style:name="P47" style:family="paragraph" style:parent-style-name="Standard_20__28_user_29_">
      <style:paragraph-properties fo:margin-left="0cm" fo:margin-right="0cm" fo:text-align="center" style:justify-single-word="false" fo:text-indent="1.251cm" style:auto-text-indent="false"/>
    </style:style>
    <style:style style:name="P48" style:family="paragraph" style:parent-style-name="Table_20_Contents">
      <style:paragraph-properties fo:text-align="center" style:justify-single-word="false"/>
    </style:style>
    <style:style style:name="P49" style:family="paragraph" style:parent-style-name="Normala" style:list-style-name="L3">
      <style:text-properties style:text-underline-style="solid" style:text-underline-width="auto" style:text-underline-color="font-color" style:text-underline-mode="continuous" style:text-overline-mode="continuous" style:text-line-through-mode="continuous"/>
    </style:style>
    <style:style style:name="P50" style:family="paragraph" style:parent-style-name="Normala">
      <style:text-properties officeooo:rsid="0012e35e" officeooo:paragraph-rsid="0012e35e"/>
    </style:style>
    <style:style style:name="P51" style:family="paragraph" style:parent-style-name="Table_20_Contents">
      <style:paragraph-properties fo:text-align="center" style:justify-single-word="false"/>
      <style:text-properties officeooo:rsid="0012e35e" officeooo:paragraph-rsid="0012e35e"/>
    </style:style>
    <style:style style:name="P52" style:family="paragraph" style:parent-style-name="Table_20_Contents">
      <style:paragraph-properties fo:text-align="center" style:justify-single-word="false"/>
      <style:text-properties officeooo:rsid="0012e35e" officeooo:paragraph-rsid="001a8f3f"/>
    </style:style>
    <style:style style:name="P53" style:family="paragraph" style:parent-style-name="Table_20_Contents">
      <style:text-properties officeooo:rsid="0012e35e" officeooo:paragraph-rsid="0012e35e"/>
    </style:style>
    <style:style style:name="P54" style:family="paragraph" style:parent-style-name="Table_20_Contents">
      <style:paragraph-properties fo:text-align="center" style:justify-single-word="false"/>
      <style:text-properties officeooo:rsid="00135c0e" officeooo:paragraph-rsid="00135c0e"/>
    </style:style>
    <style:style style:name="P55" style:family="paragraph" style:parent-style-name="Table_20_Contents">
      <style:paragraph-properties fo:text-align="center" style:justify-single-word="false"/>
      <style:text-properties officeooo:rsid="00135c0e" officeooo:paragraph-rsid="001a8f3f"/>
    </style:style>
    <style:style style:name="P56" style:family="paragraph" style:parent-style-name="Table_20_Contents">
      <style:paragraph-properties fo:text-align="center" style:justify-single-word="false"/>
      <style:text-properties officeooo:rsid="0014ca56" officeooo:paragraph-rsid="0014ca56"/>
    </style:style>
    <style:style style:name="P57" style:family="paragraph" style:parent-style-name="Table_20_Contents">
      <style:paragraph-properties fo:text-align="center" style:justify-single-word="false"/>
      <style:text-properties officeooo:rsid="0014ca56" officeooo:paragraph-rsid="001a8f3f"/>
    </style:style>
    <style:style style:name="P58" style:family="paragraph" style:parent-style-name="Table_20_Contents">
      <style:paragraph-properties fo:text-align="center" style:justify-single-word="false"/>
      <style:text-properties officeooo:rsid="001645d9" officeooo:paragraph-rsid="001645d9"/>
    </style:style>
    <style:style style:name="P59" style:family="paragraph" style:parent-style-name="Table_20_Contents">
      <style:paragraph-properties fo:text-align="center" style:justify-single-word="false"/>
      <style:text-properties officeooo:rsid="001645d9" officeooo:paragraph-rsid="001a8f3f"/>
    </style:style>
    <style:style style:name="P60" style:family="paragraph" style:parent-style-name="Table_20_Contents">
      <style:paragraph-properties fo:text-align="center" style:justify-single-word="false"/>
      <style:text-properties officeooo:paragraph-rsid="001a8f3f"/>
    </style:style>
    <style:style style:name="P61" style:family="paragraph" style:parent-style-name="Tarterik_20_ez" style:list-style-name="L3">
      <style:text-properties style:text-underline-style="solid" style:text-underline-width="auto" style:text-underline-color="font-color" style:text-underline-mode="continuous" style:text-overline-mode="continuous" style:text-line-through-mode="continuous"/>
    </style:style>
    <style:style style:name="P62" style:family="paragraph" style:parent-style-name="Tarterik_20_ez">
      <style:text-properties style:font-name="Bookman Old Style" fo:font-size="20pt" fo:font-weight="bold" style:font-size-asian="20pt" style:font-weight-asian="bold" style:font-size-complex="18pt" style:font-style-complex="italic"/>
    </style:style>
    <style:style style:name="P63" style:family="paragraph" style:parent-style-name="Tarterik_20_ez">
      <style:text-properties style:font-name="Bookman Old Style" fo:font-size="20pt" fo:font-weight="bold" officeooo:rsid="0012e35e" style:font-size-asian="20pt" style:font-weight-asian="bold" style:font-size-complex="18pt" style:font-style-complex="italic"/>
    </style:style>
    <style:style style:name="P64" style:family="paragraph" style:parent-style-name="Tarterik_20_ez" style:list-style-name="L9">
      <style:paragraph-properties fo:line-height="150%" fo:text-align="justify" style:justify-single-word="false"/>
      <style:text-properties style:font-name="Bookman Old Style"/>
    </style:style>
    <style:style style:name="P65" style:family="paragraph" style:parent-style-name="Tarterik_20_ez" style:list-style-name="L9">
      <style:paragraph-properties fo:line-height="150%" fo:text-align="justify" style:justify-single-word="false"/>
    </style:style>
    <style:style style:name="P66" style:family="paragraph" style:parent-style-name="Tarterik_20_ez">
      <style:text-properties fo:color="#000000" style:font-name="Bookman Old Style" fo:font-size="14pt" style:font-size-asian="14pt" style:font-size-complex="14pt"/>
    </style:style>
    <style:style style:name="P67" style:family="paragraph" style:parent-style-name="Zerrenda-paragrafoa" style:list-style-name="L4">
      <style:paragraph-properties fo:text-align="justify" style:justify-single-word="false"/>
    </style:style>
    <style:style style:name="P68" style:family="paragraph" style:parent-style-name="Zerrenda-paragrafoa" style:list-style-name="L5">
      <style:paragraph-properties fo:text-align="justify" style:justify-single-word="false"/>
    </style:style>
    <style:style style:name="P69" style:family="paragraph" style:parent-style-name="Zerrenda-paragrafoa" style:list-style-name="L6">
      <style:paragraph-properties fo:text-align="justify" style:justify-single-word="false"/>
    </style:style>
    <style:style style:name="P70" style:family="paragraph" style:parent-style-name="Zerrenda-paragrafoa" style:list-style-name="L7">
      <style:paragraph-properties fo:text-align="justify" style:justify-single-word="false"/>
    </style:style>
    <style:style style:name="P71" style:family="paragraph" style:parent-style-name="Zerrenda-paragrafoa" style:list-style-name="L4">
      <style:text-properties fo:font-style="italic" style:font-style-asian="italic"/>
    </style:style>
    <style:style style:name="P72" style:family="paragraph" style:parent-style-name="Zerrenda-paragrafoa" style:list-style-name="L5">
      <style:text-properties fo:font-style="italic" style:font-style-asian="italic"/>
    </style:style>
    <style:style style:name="P73" style:family="paragraph" style:parent-style-name="Zerrenda-paragrafoa" style:list-style-name="L7">
      <style:paragraph-properties fo:text-align="justify" style:justify-single-word="false"/>
      <style:text-properties fo:font-style="italic" style:font-style-asian="italic"/>
    </style:style>
    <style:style style:name="P74" style:family="paragraph" style:parent-style-name="Zerrenda-paragrafoa" style:list-style-name="L7">
      <style:text-properties fo:font-style="italic" style:font-style-asian="italic"/>
    </style:style>
    <style:style style:name="P75" style:family="paragraph" style:parent-style-name="Zerrenda-paragrafoa" style:list-style-name="L3">
      <style:text-properties style:text-underline-style="solid" style:text-underline-width="auto" style:text-underline-color="font-color" style:text-underline-mode="continuous" style:text-overline-mode="continuous" style:text-line-through-mode="continuous"/>
    </style:style>
    <style:style style:name="P76" style:family="paragraph" style:parent-style-name="Zerrenda-paragrafoa" style:list-style-name="L7"/>
    <style:style style:name="P77" style:family="paragraph" style:parent-style-name="Standard_20__28_user_29_" style:master-page-name="MP0">
      <style:paragraph-properties style:page-number="auto" fo:break-before="page"/>
      <style:text-properties fo:font-size="20pt" style:font-size-asian="20pt" style:font-size-complex="20pt"/>
    </style:style>
    <style:style style:name="P78" style:family="paragraph" style:parent-style-name="Standard_20__28_user_29_" style:master-page-name="MP1">
      <style:paragraph-properties style:page-number="auto" fo:break-before="page"/>
      <style:text-properties style:font-name="Bookman Old Style" fo:font-size="20pt" fo:font-weight="bold" style:font-size-asian="20pt" style:font-weight-asian="bold" style:font-size-complex="20pt" style:font-style-complex="italic"/>
    </style:style>
    <style:style style:name="P79" style:family="paragraph" style:parent-style-name="Standard_20__28_user_29_" style:list-style-name="Estiloa1"/>
    <style:style style:name="P80" style:family="paragraph" style:parent-style-name="Standard_20__28_user_29_" style:list-style-name="L1">
      <style:paragraph-properties fo:line-height="150%" fo:text-align="justify" style:justify-single-word="false"/>
      <style:text-properties style:font-name="Bookman Old Style"/>
    </style:style>
    <style:style style:name="P81" style:family="paragraph" style:parent-style-name="Standard_20__28_user_29_" style:list-style-name="L8">
      <style:paragraph-properties fo:line-height="150%" fo:text-align="justify" style:justify-single-word="false"/>
      <style:text-properties style:font-name="Bookman Old Style"/>
    </style:style>
    <style:style style:name="P82" style:family="paragraph" style:parent-style-name="Standard_20__28_user_29_" style:list-style-name="L2">
      <style:paragraph-properties fo:text-align="justify" style:justify-single-word="false"/>
    </style:style>
    <style:style style:name="P83" style:family="paragraph" style:parent-style-name="Standard_20__28_user_29_" style:list-style-name="L2">
      <style:paragraph-properties fo:text-align="justify" style:justify-single-word="false"/>
      <style:text-properties fo:font-style="italic" style:font-style-asian="italic"/>
    </style:style>
    <style:style style:name="P84" style:family="paragraph" style:parent-style-name="Standard_20__28_user_29_" style:list-style-name="WW8Num1">
      <style:paragraph-properties fo:margin-left="0.501cm" fo:margin-right="0cm" fo:line-height="150%" fo:text-align="justify" style:justify-single-word="false" fo:text-indent="0cm" style:auto-text-indent="false">
        <style:tab-stops/>
      </style:paragraph-properties>
      <style:text-properties style:font-name="Bookman Old Style"/>
    </style:style>
    <style:style style:name="T1" style:family="text">
      <style:text-properties fo:language="eu" fo:country="none"/>
    </style:style>
    <style:style style:name="T2" style:family="text">
      <style:text-properties style:language-asian="es" style:country-asian="ES"/>
    </style:style>
    <style:style style:name="T3" style:family="text">
      <style:text-properties style:language-asian="es" style:country-asian="ES" style:language-complex="ar" style:country-complex="SA"/>
    </style:style>
    <style:style style:name="T4" style:family="text">
      <style:text-properties style:font-name="Bookman Old Style"/>
    </style:style>
    <style:style style:name="T5" style:family="text">
      <style:text-properties style:font-name="Bookman Old Style" style:font-style-complex="italic"/>
    </style:style>
    <style:style style:name="T6" style:family="text">
      <style:text-properties style:font-name="Bookman Old Style" fo:font-style="italic" fo:font-weight="bold" style:font-style-asian="italic" style:font-weight-asian="bold"/>
    </style:style>
    <style:style style:name="T7" style:family="text">
      <style:text-properties style:font-name="Bookman Old Style" fo:font-style="italic" fo:font-weight="bold" style:font-style-asian="italic" style:font-weight-asian="bold" style:font-style-complex="italic"/>
    </style:style>
    <style:style style:name="T8" style:family="text">
      <style:text-properties style:font-name="Bookman Old Style" fo:font-style="italic" style:font-style-asian="italic"/>
    </style:style>
    <style:style style:name="T9" style:family="text">
      <style:text-properties style:font-name="Bookman Old Style" fo:font-style="italic" style:font-style-asian="italic" style:font-style-complex="italic"/>
    </style:style>
    <style:style style:name="T10" style:family="text">
      <style:text-properties style:font-name="Cambria"/>
    </style:style>
    <style:style style:name="T11" style:family="text">
      <style:text-properties fo:font-style="italic" fo:font-weight="bold" style:font-style-asian="italic" style:font-weight-asian="bold" style:font-style-complex="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ize="14pt" style:font-size-asian="14pt" style:font-size-complex="14pt"/>
    </style:style>
    <style:style style:name="T15" style:family="text">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T16" style:family="text">
      <style:text-properties fo:color="#7f0055" style:font-name="Consolas" fo:font-size="10pt" fo:font-weight="bold" style:letter-kerning="false" style:font-size-asian="10pt" style:language-asian="es" style:country-asian="ES" style:font-weight-asian="bold" style:font-name-complex="Consolas" style:font-size-complex="10pt" style:font-weight-complex="bold"/>
    </style:style>
    <style:style style:name="T17" style:family="text">
      <style:text-properties fo:color="#000000" style:font-name="Consolas" fo:font-size="10pt" style:letter-kerning="false" style:font-size-asian="10pt" style:language-asian="es" style:country-asian="ES" style:font-name-complex="Consolas" style:font-size-complex="10pt"/>
    </style:style>
    <style:style style:name="T18" style:family="text">
      <style:text-properties fo:color="#000000" style:font-name="Consolas" fo:font-size="10pt" style:letter-kerning="false" style:font-size-asian="10pt" style:language-asian="es" style:country-asian="ES" style:font-name-complex="Consolas" style:font-size-complex="10pt" style:language-complex="ar" style:country-complex="SA"/>
    </style:style>
    <style:style style:name="T19" style:family="text">
      <style:text-properties style:font-name-complex="Times New Roman"/>
    </style:style>
    <style:style style:name="T20" style:family="text">
      <style:text-properties style:text-position="sub 67%"/>
    </style:style>
    <style:style style:name="T21" style:family="text">
      <style:text-properties style:font-name="Cambria Math" fo:font-size="20pt" style:font-size-asian="20pt"/>
    </style:style>
    <style:style style:name="T22" style:family="text">
      <style:text-properties style:text-position="super 65%" style:font-name="Cambria Math" fo:font-size="20pt" style:font-size-asian="20pt"/>
    </style:style>
    <style:style style:name="T23" style:family="text">
      <style:text-properties officeooo:rsid="0012e35e"/>
    </style:style>
    <style:style style:name="T24" style:family="text">
      <style:text-properties officeooo:rsid="001645d9"/>
    </style:style>
    <style:style style:name="T25" style:family="text">
      <style:text-properties officeooo:rsid="0016acc3"/>
    </style:style>
    <style:style style:name="T26" style:family="text">
      <style:text-properties officeooo:rsid="0019e617"/>
    </style:style>
    <style:style style:name="T27" style:family="text">
      <style:text-properties officeooo:rsid="001a2069"/>
    </style:style>
    <style:style style:name="T28" style:family="text">
      <style:text-properties officeooo:rsid="001a8f3f"/>
    </style:style>
    <style:style style:name="T29" style:family="text">
      <style:text-properties fo:font-variant="normal" fo:text-transform="none" fo:color="#000000" style:font-name="sans-serif" fo:font-size="9.75pt" fo:letter-spacing="normal" fo:font-style="normal" fo:font-weight="normal" officeooo:rsid="0019e617"/>
    </style:style>
    <style:style style:name="T30" style:family="text">
      <style:text-properties officeooo:rsid="001b6b7a"/>
    </style:style>
    <style:style style:name="T31" style:family="text">
      <style:text-properties fo:color="#2a00ff" style:font-name="Consolas1" fo:font-size="10pt" officeooo:rsid="001b6b7a" style:font-name-asian="Consolas1" style:font-size-asian="10pt" style:font-name-complex="Consolas1" style:font-size-complex="10pt"/>
    </style:style>
    <style:style style:name="T32" style:family="text">
      <style:text-properties fo:color="#2a00ff" style:font-name="Consolas1" officeooo:rsid="001b6b7a" style:font-name-asian="Consolas1" style:font-name-complex="Consolas1"/>
    </style:style>
    <style:style style:name="T33" style:family="text">
      <style:text-properties fo:font-weight="bold" officeooo:rsid="0012e35e" style:font-weight-asian="bold" style:font-style-complex="italic"/>
    </style:style>
    <style:style style:name="T34" style:family="text">
      <style:text-properties fo:font-weight="bold" officeooo:rsid="001b6b7a" style:font-weight-asian="bold" style:font-style-complex="italic"/>
    </style:style>
    <style:style style:name="T35" style:family="text">
      <style:text-properties style:font-name="Consolas1" officeooo:rsid="001b6b7a" style:font-name-asian="Consolas1" style:font-name-complex="Consolas1"/>
    </style:style>
    <style:style style:name="T36" style:family="text">
      <style:text-properties style:font-name="Consolas1" fo:font-weight="bold" officeooo:rsid="001b6b7a" style:font-name-asian="Consolas1" style:font-weight-asian="bold" style:font-name-complex="Consolas1" style:font-style-complex="italic"/>
    </style:style>
    <style:style style:name="fr1" style:family="graphic" style:parent-style-name="Graphics">
      <style:graphic-properties style:vertical-pos="top" style:vertical-rel="baseline" style:horizontal-pos="center" style:horizontal-rel="paragraph-content" fo:background-color="transparent" style:background-transparency="100%" fo:padding-left="0.263cm" fo:padding-right="0.263cm" fo:padding-top="0.136cm" fo:padding-bottom="0.136cm" fo:border="0.51pt solid #000000"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3" style:family="graphic" style:parent-style-name="OLE">
      <style:graphic-properties style:vertical-pos="middle" style:vertical-rel="baseline" draw:ole-draw-aspect="1"/>
    </style:style>
    <text:list-style style:name="L1">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4"/>
      <text:p text:style-name="P4"/>
      <text:p text:style-name="P4"/>
      <text:p text:style-name="P4"/>
      <text:p text:style-name="P4"/>
      <text:p text:style-name="P4"/>
      <text:p text:style-name="P4"/>
      <text:p text:style-name="P6">Gestión de sentencias:</text:p>
      <text:p text:style-name="P6">Proyecto de programación</text:p>
      <text:p text:style-name="P5"/>
      <text:p text:style-name="P7">Daniel Franco Barranco</text:p>
      <text:p text:style-name="P7">Iván Matellanes Pastoriza</text:p>
      <text:p text:style-name="P7">Asier Mujika Aramendia</text:p>
      <text:p text:style-name="P10"/>
      <text:p text:style-name="P10">Estructuras de Datos y Algoritmos</text:p>
      <text:p text:style-name="P10">Grado en Ingeniería Informática</text:p>
      <text:p text:style-name="P10"/>
      <text:p text:style-name="P10">Diciembre de 2012</text:p>
      <text:p text:style-name="P78">Índice</text:p>
      <text:p text:style-name="P14"/>
      <table:table table:name="Tabla1" table:style-name="Tabla1">
        <table:table-column table:style-name="Tabla1.A" table:number-columns-repeated="2"/>
        <table:table-row table:style-name="Tabla1.1">
          <table:table-cell table:style-name="Tabla1.A1" office:value-type="string">
            <text:list xml:id="list40611101" text:style-name="Estiloa1">
              <text:list-item>
                <text:p text:style-name="P79">Resumen</text:p>
              </text:list-item>
            </text:list>
          </table:table-cell>
          <table:table-cell table:style-name="Tabla1.A1" office:value-type="string">
            <text:p text:style-name="P17">3</text:p>
          </table:table-cell>
        </table:table-row>
        <table:table-row table:style-name="Tabla1.1">
          <table:table-cell table:style-name="Tabla1.A1" office:value-type="string">
            <text:list xml:id="list41485355" text:continue-numbering="true" text:style-name="Estiloa1">
              <text:list-item>
                <text:p text:style-name="P79">Introducción</text:p>
              </text:list-item>
            </text:list>
          </table:table-cell>
          <table:table-cell table:style-name="Tabla1.A1" office:value-type="string">
            <text:p text:style-name="P17"/>
          </table:table-cell>
        </table:table-row>
        <table:table-row table:style-name="Tabla1.1">
          <table:table-cell table:style-name="Tabla1.A1" office:value-type="string">
            <text:list xml:id="list41504280" text:continue-numbering="true" text:style-name="Estiloa1">
              <text:list-item>
                <text:list>
                  <text:list-item>
                    <text:p text:style-name="P79">Objetivos</text:p>
                  </text:list-item>
                </text:list>
              </text:list-item>
            </text:list>
          </table:table-cell>
          <table:table-cell table:style-name="Tabla1.A1" office:value-type="string">
            <text:p text:style-name="P17">3</text:p>
          </table:table-cell>
        </table:table-row>
        <table:table-row table:style-name="Tabla1.1">
          <table:table-cell table:style-name="Tabla1.A1" office:value-type="string">
            <text:list xml:id="list41475816" text:continue-numbering="true" text:style-name="Estiloa1">
              <text:list-item>
                <text:list>
                  <text:list-item>
                    <text:p text:style-name="P79">Metodología</text:p>
                  </text:list-item>
                </text:list>
              </text:list-item>
            </text:list>
          </table:table-cell>
          <table:table-cell table:style-name="Tabla1.A1" office:value-type="string">
            <text:p text:style-name="P17">4</text:p>
          </table:table-cell>
        </table:table-row>
        <table:table-row table:style-name="Tabla1.1">
          <table:table-cell table:style-name="Tabla1.A1" office:value-type="string">
            <text:list xml:id="list41506206" text:continue-numbering="true" text:style-name="Estiloa1">
              <text:list-item>
                <text:p text:style-name="P79">Versión 0</text:p>
              </text:list-item>
            </text:list>
          </table:table-cell>
          <table:table-cell table:style-name="Tabla1.A1" office:value-type="string">
            <text:p text:style-name="P17"/>
          </table:table-cell>
        </table:table-row>
        <table:table-row table:style-name="Tabla1.1">
          <table:table-cell table:style-name="Tabla1.A1" office:value-type="string">
            <text:list xml:id="list41506616" text:continue-numbering="true" text:style-name="Estiloa1">
              <text:list-item>
                <text:list>
                  <text:list-item>
                    <text:p text:style-name="P79">Estructura</text:p>
                  </text:list-item>
                </text:list>
              </text:list-item>
            </text:list>
          </table:table-cell>
          <table:table-cell table:style-name="Tabla1.A1" office:value-type="string">
            <text:p text:style-name="P17">5</text:p>
          </table:table-cell>
        </table:table-row>
        <table:table-row table:style-name="Tabla1.1">
          <table:table-cell table:style-name="Tabla1.A1" office:value-type="string">
            <text:list xml:id="list41500070" text:continue-numbering="true" text:style-name="Estiloa1">
              <text:list-item>
                <text:list>
                  <text:list-item>
                    <text:p text:style-name="P79">Implementación</text:p>
                  </text:list-item>
                </text:list>
              </text:list-item>
            </text:list>
          </table:table-cell>
          <table:table-cell table:style-name="Tabla1.A1" office:value-type="string">
            <text:p text:style-name="P17">7</text:p>
          </table:table-cell>
        </table:table-row>
        <table:table-row table:style-name="Tabla1.1">
          <table:table-cell table:style-name="Tabla1.A1" office:value-type="string">
            <text:list xml:id="list41497437" text:continue-numbering="true" text:style-name="Estiloa1">
              <text:list-item>
                <text:list>
                  <text:list-item>
                    <text:p text:style-name="P79">Análisis de complejidad</text:p>
                  </text:list-item>
                </text:list>
              </text:list-item>
            </text:list>
          </table:table-cell>
          <table:table-cell table:style-name="Tabla1.A1" office:value-type="string">
            <text:p text:style-name="P17">8</text:p>
          </table:table-cell>
        </table:table-row>
        <table:table-row table:style-name="Tabla1.1">
          <table:table-cell table:style-name="Tabla1.A1" office:value-type="string">
            <text:list xml:id="list41506602" text:continue-numbering="true" text:style-name="Estiloa1">
              <text:list-item>
                <text:list>
                  <text:list-item>
                    <text:p text:style-name="P79">Tiempos de ejecución</text:p>
                  </text:list-item>
                </text:list>
              </text:list-item>
            </text:list>
          </table:table-cell>
          <table:table-cell table:style-name="Tabla1.A1" office:value-type="string">
            <text:p text:style-name="P17">12</text:p>
          </table:table-cell>
        </table:table-row>
        <table:table-row table:style-name="Tabla1.1">
          <table:table-cell table:style-name="Tabla1.A1" office:value-type="string">
            <text:list xml:id="list41491740" text:continue-numbering="true" text:style-name="Estiloa1">
              <text:list-item>
                <text:p text:style-name="P79">Versión 1</text:p>
              </text:list-item>
            </text:list>
          </table:table-cell>
          <table:table-cell table:style-name="Tabla1.A1" office:value-type="string">
            <text:p text:style-name="P17">13</text:p>
          </table:table-cell>
        </table:table-row>
        <table:table-row table:style-name="Tabla1.1">
          <table:table-cell table:style-name="Tabla1.A1" office:value-type="string">
            <text:list xml:id="list41498282" text:continue-numbering="true" text:style-name="Estiloa1">
              <text:list-item>
                <text:p text:style-name="P79">Versión 2</text:p>
              </text:list-item>
            </text:list>
          </table:table-cell>
          <table:table-cell table:style-name="Tabla1.A1" office:value-type="string">
            <text:p text:style-name="P17">14</text:p>
          </table:table-cell>
        </table:table-row>
        <table:table-row table:style-name="Tabla1.1">
          <table:table-cell table:style-name="Tabla1.A1" office:value-type="string">
            <text:list xml:id="list41478531" text:continue-numbering="true" text:style-name="Estiloa1">
              <text:list-item>
                <text:p text:style-name="P79">Actas de las reuniones</text:p>
              </text:list-item>
            </text:list>
          </table:table-cell>
          <table:table-cell table:style-name="Tabla1.A1" office:value-type="string">
            <text:p text:style-name="P17">15</text:p>
          </table:table-cell>
        </table:table-row>
        <table:table-row table:style-name="Tabla1.1">
          <table:table-cell table:style-name="Tabla1.A1" office:value-type="string">
            <text:list xml:id="list41504097" text:continue-numbering="true" text:style-name="Estiloa1">
              <text:list-item>
                <text:p text:style-name="P79">Anexos</text:p>
              </text:list-item>
            </text:list>
          </table:table-cell>
          <table:table-cell table:style-name="Tabla1.A1" office:value-type="string">
            <text:p text:style-name="P17">17</text:p>
          </table:table-cell>
        </table:table-row>
      </table:table>
      <text:p text:style-name="Standard_20__28_user_29_"/>
      <text:p text:style-name="P2">1. Resumen</text:p>
      <text:p text:style-name="Tarterik_20_ez"><text:span text:style-name="Paragrafoaren_20_letra-tipo_20_lehenetsia"><text:span text:style-name="T3"><draw:frame draw:style-name="fr1" draw:name="Marco1" text:anchor-type="as-char" svg:width="14.958cm" style:rel-width="scale" svg:height="1.159cm" style:rel-height="scale" draw:z-index="0"><draw:text-box><text:p text:style-name="P19">Aquí debe presentarse un resumen de todo el trabajo, que no debe superar la media página (más o menos). Debe explicarse en qué consiste el trabajo presentado, qué partes tiene y de qué trata cada parte.</text:p><text:p text:style-name="Standard"/></draw:text-box></draw:frame></text:span></text:span></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9">2. Introducción</text:p>
      <text:p text:style-name="Tarterik_20_ez"><text:span text:style-name="Paragrafoaren_20_letra-tipo_20_lehenetsia"><text:span text:style-name="T3"><draw:frame draw:style-name="fr1" draw:name="Marco2" text:anchor-type="as-char" svg:width="14.952cm" style:rel-width="scale" svg:height="1.512cm" style:rel-height="scale" draw:z-index="1"><draw:text-box><text:p text:style-name="P20">En esta sección debe explicarse el escenario del trabajo. Se presentarán también los objetivos del mismo: enunciado del problema a resolver y el alcance de funcionalidad de la implementación que se ha desarrollado.</text:p><text:p text:style-name="P20">Puede ser interesante explicar el historial de las dificultades relevantes que se han superado.</text:p><text:p text:style-name="Standard"/></draw:text-box></draw:frame></text:span></text:span></text:p>
      <text:p text:style-name="P11">2.1 Objetivos</text:p>
      <text:p text:style-name="P26"><text:span text:style-name="Paragrafoaren_20_letra-tipo_20_lehenetsia"><text:span text:style-name="T5">La idea principal del proyecto que se nos presenta en esta asignatura es la de gestionar sentencias simples, que tendrá la forma de </text:span></text:span><text:span text:style-name="Paragrafoaren_20_letra-tipo_20_lehenetsia"><text:span text:style-name="T7">sujeto propiedad objeto</text:span></text:span><text:span text:style-name="Paragrafoaren_20_letra-tipo_20_lehenetsia"><text:span text:style-name="T5">. Para realizar este cometido, las sentencias han de agruparse en almacenes sobre los que se definen una serie de operaciones a implementar. A continuación se listan algunos ejemplos de estas operaciones:</text:span></text:span></text:p>
      <text:list xml:id="list40587590" text:style-name="WW8Num1">
        <text:list-item>
          <text:p text:style-name="P84">Obtener las sentencias de un almacén con un sujeto determinado.</text:p>
        </text:list-item>
        <text:list-item>
          <text:p text:style-name="P84">Obtener una colección ordenada de todas las sentencias del almacén.</text:p>
        </text:list-item>
        <text:list-item>
          <text:p text:style-name="P84">Dar una colección de entidades que son sujetos en varios almacenes distintos.</text:p>
        </text:list-item>
        <text:list-item>
          <text:p text:style-name="P84">Cargar sentencias a un almacén desde un fichero de texto.</text:p>
        </text:list-item>
      </text:list>
      <text:p text:style-name="P26"><text:span text:style-name="Paragrafoaren_20_letra-tipo_20_lehenetsia"><text:span text:style-name="T4">Algunas de las propiedades pueden recibir un tratamiento especial, como es el caso de </text:span></text:span><text:span text:style-name="Paragrafoaren_20_letra-tipo_20_lehenetsia"><text:span text:style-name="T6">es</text:span></text:span><text:span text:style-name="Paragrafoaren_20_letra-tipo_20_lehenetsia"><text:span text:style-name="T4"> y </text:span></text:span><text:span text:style-name="Paragrafoaren_20_letra-tipo_20_lehenetsia"><text:span text:style-name="T6">subClaseDe</text:span></text:span><text:span text:style-name="Paragrafoaren_20_letra-tipo_20_lehenetsia"><text:span text:style-name="T4">, y en base a este se piden ciertas operaciones, entre las que se </text:span></text:span><text:soft-page-break/><text:span text:style-name="Paragrafoaren_20_letra-tipo_20_lehenetsia"><text:span text:style-name="T4">incluyen: las clases que son superclases de otra, los profesores que trabajan para un determinado departamento, etc.</text:span></text:span></text:p>
      <text:p text:style-name="P27">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27">Éramos conscientes de que según avanzara el curso sería imprescindible realizar ajustes para hacer el programa más competitivo, pero nuestra intención era que los inevitables ajustes no supusieran replantear toda la estructura inicial.</text:p>
      <text:p text:style-name="P11">2.2 Metodología</text:p>
      <text:p text:style-name="P31"><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28"><text:span text:style-name="Paragrafoaren_20_letra-tipo_20_lehenetsia"><text:span text:style-name="T4">C</text:span></text:span><text:span text:style-name="Paragrafoaren_20_letra-tipo_20_lehenetsia"><text:span text:style-name="T4">on objeto de facilitar el trabajo en equipo y agilizar la tarea de compartir el código del proyecto, se decidió abrir un repositorio común on-line del sistema de control de versiones </text:span></text:span><text:span text:style-name="Paragrafoaren_20_letra-tipo_20_lehenetsia"><text:span text:style-name="T8">Git</text:span></text:span><text:span text:style-name="Paragrafoaren_20_letra-tipo_20_lehenetsia"><text:span text:style-name="T4">. Esto nos ha facilitado la tarea de comunicar los cambios que se van realizando en el proyecto mediante </text:span></text:span><text:span text:style-name="Paragrafoaren_20_letra-tipo_20_lehenetsia"><text:span text:style-name="T8">commits</text:span></text:span><text:span text:style-name="Paragrafoaren_20_letra-tipo_20_lehenetsia"><text:span text:style-name="T4"> y nos ha permitido a todos trabajar sobre el mismo código. Cabe decir que el repositorio es de acceso público y se encuentra en la siguiente dirección:</text:span></text:span></text:p>
      <text:p text:style-name="P32"><text:a xlink:type="simple" xlink:href="https://github.com/Sulley38/ProyectoEDA" office:target-frame-name="_top" xlink:show="replace"><text:span text:style-name="Hiperesteka"><text:span text:style-name="T10">https://github.com/Sulley38/ProyectoEDA</text:span></text:span></text:a></text:p>
      <text:p text:style-name="P30"/>
      <text:p text:style-name="P3"/>
      <text:p text:style-name="P8">3. Versión 0</text:p>
      <text:p text:style-name="Tarterik_20_ez"><text:span text:style-name="Paragrafoaren_20_letra-tipo_20_lehenetsia"><text:span text:style-name="T3"><draw:frame draw:style-name="fr1" draw:name="Marco3" text:anchor-type="as-char" svg:width="14.956cm" style:rel-width="scale" svg:height="6.872cm" style:rel-height="scale" draw:z-index="2"><draw:text-box><text:p text:style-name="P19">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9">Se explicarán brevemente las decisiones de diseño de las estructuras de datos seleccionadas para resolver los problemas <text:s/>que se aborden inicialmente y se enumerarán los métodos que se han implementado.</text:p><text:p text:style-name="P19">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9">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9">El código fuente de los programas implementados puede agruparse en un anexo que se presenta en una sección creada al efecto al final de la memoria.</text:p><text:p text:style-name="Standard"/></draw:text-box></draw:frame></text:span></text:span></text:p>
      <text:p text:style-name="P11">3.1 Estructura</text:p>
      <text:p text:style-name="P27">La idea básica con la que comenzamos a abordar este proyecto se detalla a continuación.</text:p>
      <text:p text:style-name="P26"><text:span text:style-name="Paragrafoaren_20_letra-tipo_20_lehenetsia"><text:span text:style-name="T4">En primer lugar, para contener las relaciones entre sentencias, en lugar de utilizar </text:span></text:span><text:span text:style-name="Paragrafoaren_20_letra-tipo_20_lehenetsia"><text:span text:style-name="T8">arrays</text:span></text:span><text:span text:style-name="Paragrafoaren_20_letra-tipo_20_lehenetsia"><text:span text:style-name="T4"> simples o listas enlazadas (que hubiera sido la idea más s</text:span></text:span><text:span text:style-name="Paragrafoaren_20_letra-tipo_20_lehenetsia"><text:span text:style-name="T4">encilla</text:span></text:span><text:span text:style-name="Paragrafoaren_20_letra-tipo_20_lehenetsia"><text:span text:style-name="T4"> 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 </text:span></text:span><text:span text:style-name="Paragrafoaren_20_letra-tipo_20_lehenetsia"><text:span text:style-name="T4">lista</text:span></text:span><text:span text:style-name="Paragrafoaren_20_letra-tipo_20_lehenetsia"><text:span text:style-name="T4"> de adyacencia.</text:span></text:span></text:p>
      <text:p text:style-name="Standard_20__28_user_29_"/>
      <text:p text:style-name="P40"><text:span text:style-name="Paragrafoaren_20_letra-tipo_20_lehenetsia"><text:span text:style-name="T3"/></text:span></text:p>
      <text:p text:style-name="P17"><text:span text:style-name="Paragrafoaren_20_letra-tipo_20_lehenetsia"><text:span text:style-name="T11">Imagen 1.</text:span></text:span><text:span text:style-name="Paragrafoaren_20_letra-tipo_20_lehenetsia"><text:span text:style-name="T13"> Representación del grafo.</text:span></text:span></text:p>
      <text:p text:style-name="Standard_20__28_user_29_"/>
      <text:p text:style-name="Standard_20__28_user_29_"/>
      <text:p text:style-name="P25"><text:span text:style-name="Paragrafoaren_20_letra-tipo_20_lehenetsia"><text:span text:style-name="T4">Para relacionar el </text:span></text:span><text:span text:style-name="Paragrafoaren_20_letra-tipo_20_lehenetsia"><text:span text:style-name="T8">string</text:span></text:span><text:span text:style-name="Paragrafoaren_20_letra-tipo_20_lehenetsia"><text:span text:style-name="T4"> de una entidad con su valor numérico correspondiente utilizamos un árbol de prefijos (trie).</text:span></text:span></text:p>
      <text:p text:style-name="Standard"/>
      <text:p text:style-name="Normala"/>
      <text:p text:style-name="P45"><draw:frame draw:style-name="fr2" draw:name="Text Box 199" text:anchor-type="paragraph" svg:x="-0.159cm" svg:y="7.766cm" svg:width="7.25cm" style:rel-width="scale" svg:height="0.721cm" style:rel-height="scale" draw:z-index="12"><draw:text-box><text:p text:style-name="P18"><text:span text:style-name="Paragrafoaren_20_letra-tipo_20_lehenetsia"><text:span text:style-name="T11">Imagen </text:span></text:span><text:span text:style-name="Paragrafoaren_20_letra-tipo_20_lehenetsia"><text:span text:style-name="T11">2</text:span></text:span><text:span text:style-name="Paragrafoaren_20_letra-tipo_20_lehenetsia"><text:span text:style-name="T11">.</text:span></text:span><text:span text:style-name="Paragrafoaren_20_letra-tipo_20_lehenetsia"><text:span text:style-name="T13"> </text:span></text:span><text:span text:style-name="Paragrafoaren_20_letra-tipo_20_lehenetsia"><text:span text:style-name="T13">Ejemplo de trie (Wikipedia).</text:span></text:span></text:p><text:p text:style-name="Normala"/></draw:text-box></draw:frame><text:span text:style-name="Paragrafoaren_20_letra-tipo_20_lehenetsia"><text:span text:style-name="T4">Como en el ejemplo se puede observar</text:span></text:span><text:span text:style-name="Paragrafoaren_20_letra-tipo_20_lehenetsia"><text:span text:style-name="T4">,</text:span></text:span><text:span text:style-name="Paragrafoaren_20_letra-tipo_20_lehenetsia"><text:span text:style-name="T4"> para </text:span></text:span><text:span text:style-name="Paragrafoaren_20_letra-tipo_20_lehenetsia"><text:span text:style-name="T4">obtener el valor de</text:span></text:span><text:span text:style-name="Paragrafoaren_20_letra-tipo_20_lehenetsia"><text:span text:style-name="T4"> una palabra </text:span></text:span><text:span text:style-name="Paragrafoaren_20_letra-tipo_20_lehenetsia"><text:span text:style-name="T4">recorreremos el árbol </text:span></text:span><text:span text:style-name="Paragrafoaren_20_letra-tipo_20_lehenetsia"><text:span text:style-name="T4">siguiendo el camino del </text:span></text:span><text:span text:style-name="Paragrafoaren_20_letra-tipo_20_lehenetsia"><text:span text:style-name="T8">string</text:span></text:span><text:span text:style-name="Paragrafoaren_20_letra-tipo_20_lehenetsia"><text:span text:style-name="T4"> letra a letra</text:span></text:span><text:span text:style-name="Paragrafoaren_20_letra-tipo_20_lehenetsia"><text:span text:style-name="T4">. En nuestro caso, haremos el mismo árbol, guardando sus características pero </text:span></text:span><text:span text:style-name="Paragrafoaren_20_letra-tipo_20_lehenetsia"><text:span text:style-name="T4">teniendo en cuenta que si el nodo no es el final de una palabra, tendrá el valor por defecto de -1. El valor que se indica en azul es el correspondiente al </text:span></text:span><text:span text:style-name="Paragrafoaren_20_letra-tipo_20_lehenetsia"><text:span text:style-name="T8">string</text:span></text:span><text:span text:style-name="Paragrafoaren_20_letra-tipo_20_lehenetsia"><text:span text:style-name="T4"> que termina en ese nodo.</text:span></text:span></text:p>
      <text:p text:style-name="Standard"><text:soft-page-break/></text:p>
      <text:p text:style-name="P21"><text:tab/><text:span text:style-name="Paragrafoaren_20_letra-tipo_20_lehenetsia"><text:span text:style-name="T4">En el sentido contrario, si queremos conocer a qué </text:span></text:span><text:span text:style-name="Paragrafoaren_20_letra-tipo_20_lehenetsia"><text:span text:style-name="T8">string</text:span></text:span><text:span text:style-name="Paragrafoaren_20_letra-tipo_20_lehenetsia"><text:span text:style-name="T4"> pertenece un índice dado, se accede a un </text:span></text:span><text:span text:style-name="Paragrafoaren_20_letra-tipo_20_lehenetsia"><text:span text:style-name="T8">array</text:span></text:span><text:span text:style-name="Paragrafoaren_20_letra-tipo_20_lehenetsia"><text:span text:style-name="T4"> de </text:span></text:span><text:span text:style-name="Paragrafoaren_20_letra-tipo_20_lehenetsia"><text:span text:style-name="T8">strings</text:span></text:span><text:span text:style-name="Paragrafoaren_20_letra-tipo_20_lehenetsia"><text:span text:style-name="T4"> en la posición del índice, que devuelve el </text:span></text:span><text:span text:style-name="Paragrafoaren_20_letra-tipo_20_lehenetsia"><text:span text:style-name="T9">string</text:span></text:span><text:span text:style-name="Paragrafoaren_20_letra-tipo_20_lehenetsia"><text:span text:style-name="T4"> correspondiente.</text:span></text:span></text:p>
      <text:p text:style-name="P27">Esto sería un ejemplo completo de la estructura de “codificación/descodificación”:</text:p>
      <text:p text:style-name="P18"><text:span text:style-name="Paragrafoaren_20_letra-tipo_20_lehenetsia"><text:span text:style-name="T2"/></text:span></text:p>
      <text:p text:style-name="P18"><text:span text:style-name="Paragrafoaren_20_letra-tipo_20_lehenetsia"><text:span text:style-name="T11">Imagen </text:span></text:span><text:span text:style-name="Paragrafoaren_20_letra-tipo_20_lehenetsia"><text:span text:style-name="T11">3</text:span></text:span><text:span text:style-name="Paragrafoaren_20_letra-tipo_20_lehenetsia"><text:span text:style-name="T11">.</text:span></text:span><text:span text:style-name="Paragrafoaren_20_letra-tipo_20_lehenetsia"><text:span text:style-name="T13"> </text:span></text:span><text:span text:style-name="Paragrafoaren_20_letra-tipo_20_lehenetsia"><text:span text:style-name="T13">Conversión int-&gt;string</text:span></text:span><text:span text:style-name="Paragrafoaren_20_letra-tipo_20_lehenetsia"><text:span text:style-name="T13"> y </text:span></text:span><text:span text:style-name="Paragrafoaren_20_letra-tipo_20_lehenetsia"><text:span text:style-name="T13">string-&gt;int</text:span></text:span><text:span text:style-name="Paragrafoaren_20_letra-tipo_20_lehenetsia"><text:span text:style-name="T13">.</text:span></text:span></text:p>
      <text:p text:style-name="Standard_20__28_user_29_"/>
      <text:p text:style-name="P11">3.2 Implementación</text:p>
      <text:p text:style-name="P27">Con todos los datos ya en forma numérica, es turno de ver la implementación del grafo a nivel de código. En primer lugar, se pensó describirlo utilizando una matriz de adyacencia como la que se muestra en el siguiente ejemplo:</text:p>
      <text:p text:style-name="Standard_20__28_user_29_"><text:span text:style-name="Paragrafoaren_20_letra-tipo_20_lehenetsia"><text:span text:style-name="T2"/></text:span></text:p>
      <text:p text:style-name="P18"><text:span text:style-name="Paragrafoaren_20_letra-tipo_20_lehenetsia"><text:span text:style-name="T11">Imagen </text:span></text:span><text:span text:style-name="Paragrafoaren_20_letra-tipo_20_lehenetsia"><text:span text:style-name="T11">4</text:span></text:span><text:span text:style-name="Paragrafoaren_20_letra-tipo_20_lehenetsia"><text:span text:style-name="T11">.</text:span></text:span><text:span text:style-name="Paragrafoaren_20_letra-tipo_20_lehenetsia"><text:span text:style-name="T13"> </text:span></text:span><text:span text:style-name="Paragrafoaren_20_letra-tipo_20_lehenetsia"><text:span text:style-name="T13">Representación con matriz de adyacencia.</text:span></text:span></text:p>
      <text:p text:style-name="Standard_20__28_user_29_"/>
      <text:p text:style-name="P21"><text:tab/><text:span text:style-name="Paragrafoaren_20_letra-tipo_20_lehenetsia"><text:span text:style-name="T4">Esta forma de organizar</text:span></text:span><text:span text:style-name="Paragrafoaren_20_letra-tipo_20_lehenetsia"><text:span text:style-name="T4"> los objetos, sujetos y propiedades no result</text:span></text:span><text:span text:style-name="Paragrafoaren_20_letra-tipo_20_lehenetsia"><text:span text:style-name="T4">ó</text:span></text:span><text:span text:style-name="Paragrafoaren_20_letra-tipo_20_lehenetsia"><text:span text:style-name="T4"> ser como creíamos de efectiva al tener que hace</text:span></text:span><text:span text:style-name="Paragrafoaren_20_letra-tipo_20_lehenetsia"><text:span text:style-name="T4">r una matriz de adyacencia con gran cantidad de</text:span></text:span><text:span text:style-name="Paragrafoaren_20_letra-tipo_20_lehenetsia"><text:span text:style-name="T4"> filas y columnas</text:span></text:span><text:span text:style-name="Paragrafoaren_20_letra-tipo_20_lehenetsia"><text:span text:style-name="T4"> y mucha memoria desaprovechada con valores -1</text:span></text:span><text:span text:style-name="Paragrafoaren_20_letra-tipo_20_lehenetsia"><text:span text:style-name="T4">. Por lo tanto, para esta </text:span></text:span><text:span text:style-name="Paragrafoaren_20_letra-tipo_20_lehenetsia"><text:span text:style-name="T4">tarea</text:span></text:span><text:span text:style-name="Paragrafoaren_20_letra-tipo_20_lehenetsia"><text:span text:style-name="T4"> en la 3</text:span></text:span><text:span text:style-name="Paragrafoaren_20_letra-tipo_20_lehenetsia"><text:span text:style-name="T4">ª</text:span></text:span><text:span text:style-name="Paragrafoaren_20_letra-tipo_20_lehenetsia"><text:span text:style-name="T4"> reunión decidimos utilizar otra estructura.</text:span></text:span></text:p>
      <text:p text:style-name="P27">La nueva idea se basó en el concepto de lista de adyacencia. Hemos usado una lista (implementada como array) para las aristas de entrada a un nodo y otra para las salidas. Cada posición del array se corresponde con uno de los sujetos u objetos, siguiendo el valor que le otorgamos al introducirlo en el trie. Los valores se dan de forma secuencial, según el orden en que se leen desde el fichero de sentencias, y se han utilizado tries distintos para sujetos/objetos y propiedades. Cada posición del array tiene un apuntador al comienzo de una lista enlazada, cuyos elementos contienen 3 variables para darnos la siguiente información: </text:p>
      <text:list xml:id="list40587595" text:style-name="L1">
        <text:list-item>
          <text:p text:style-name="P80">Propiedad: nos da la propiedad que entra/sale del nodo en el que estemos.</text:p>
        </text:list-item>
        <text:list-item>
          <text:p text:style-name="P80">Objetivo: nos da la información del nodo al que va/del cual proviene.</text:p>
        </text:list-item>
        <text:list-item>
          <text:p text:style-name="P80">Repeticiones: nos da la información de cuantas veces está repetida la arista que entra/sale a este nodo.</text:p>
        </text:list-item>
      </text:list>
      <text:p text:style-name="Standard_20__28_user_29_"/>
      <text:p text:style-name="Standard_20__28_user_29_"><text:span text:style-name="Paragrafoaren_20_letra-tipo_20_lehenetsia"><text:span text:style-name="T2"/></text:span></text:p>
      <text:p text:style-name="P18"><text:span text:style-name="Paragrafoaren_20_letra-tipo_20_lehenetsia"><text:span text:style-name="T11">Imagen </text:span></text:span><text:span text:style-name="Paragrafoaren_20_letra-tipo_20_lehenetsia"><text:span text:style-name="T11">5</text:span></text:span><text:span text:style-name="Paragrafoaren_20_letra-tipo_20_lehenetsia"><text:span text:style-name="T11">.</text:span></text:span><text:span text:style-name="Paragrafoaren_20_letra-tipo_20_lehenetsia"><text:span text:style-name="T13"> </text:span></text:span><text:span text:style-name="Paragrafoaren_20_letra-tipo_20_lehenetsia"><text:span text:style-name="T13">Representación con lista de adyacencia.</text:span></text:span></text:p>
      <text:p text:style-name="P27"/>
      <text:p text:style-name="P27"><text:soft-page-break/>La misma idea que se muestra en la imagen 5 se aplica para la segunda lista de adyacencia, pero esta vez indicando las aristas que salen de cada nodo.</text:p>
      <text:p text:style-name="P15"/>
      <text:p text:style-name="P11">3.3 Análisis de complejidad</text:p>
      <text:p text:style-name="P21"><text:span text:style-name="Paragrafoaren_20_letra-tipo_20_lehenetsia"><text:span text:style-name="T14"><text:tab/></text:span></text:span><text:span text:style-name="Paragrafoaren_20_letra-tipo_20_lehenetsia"><text:span text:style-name="T4">Las estructuras</text:span></text:span><text:span text:style-name="Paragrafoaren_20_letra-tipo_20_lehenetsia"><text:span text:style-name="T4"> de </text:span></text:span><text:span text:style-name="Paragrafoaren_20_letra-tipo_20_lehenetsia"><text:span text:style-name="T4">“codificación/descodificación”</text:span></text:span><text:span text:style-name="Paragrafoaren_20_letra-tipo_20_lehenetsia"><text:span text:style-name="T4"> permiten realizar ambas operaciones asociativas en un tiempo mínimo, como se puede apreciar en el análisis de complejidad de los métodos</text:span></text:span><text:span text:style-name="Paragrafoaren_20_letra-tipo_20_lehenetsia"><text:span text:style-name="T4"> del árbol de prefijos</text:span></text:span><text:span text:style-name="Paragrafoaren_20_letra-tipo_20_lehenetsia"><text:span text:style-name="T4">:</text:span></text:span></text:p>
      <text:p text:style-name="Standard_20__28_user_29_"/>
      <text:p text:style-name="Standard_20__28_user_29_"/>
      <text:p text:style-name="P22">Insertar un string en el trie:</text:p>
      <text:p text:style-name="P34"/>
      <text:p text:style-name="P32"><text:span text:style-name="Paragrafoaren_20_letra-tipo_20_lehenetsia"><text:span text:style-name="T15">public</text:span></text:span><text:span text:style-name="Paragrafoaren_20_letra-tipo_20_lehenetsia"><text:span text:style-name="T18"> </text:span></text:span><text:span text:style-name="Paragrafoaren_20_letra-tipo_20_lehenetsia"><text:span text:style-name="T15">int</text:span></text:span><text:span text:style-name="Paragrafoaren_20_letra-tipo_20_lehenetsia"><text:span text:style-name="T18"> insertar( String s, </text:span></text:span><text:span text:style-name="Paragrafoaren_20_letra-tipo_20_lehenetsia"><text:span text:style-name="T15">int</text:span></text:span><text:span text:style-name="Paragrafoaren_20_letra-tipo_20_lehenetsia"><text:span text:style-name="T18"> valor )</text:span></text:span><text:span text:style-name="Paragrafoaren_20_letra-tipo_20_lehenetsia"><text:span text:style-name="T18"> { ... }</text:span></text:span></text:p>
      <text:p text:style-name="Standard_20__28_user_29_"/>
      <text:p text:style-name="P23">Avanza por las ramas del trie siguiendo el camino que dictan los caracteres de s. Si faltan nodos, se añaden y al último se le da el valor del parámetro. Si ya existen, se devuelve el valor del último nodo.</text:p>
      <text:list xml:id="list40599879" text:style-name="L2">
        <text:list-item>
          <text:p text:style-name="P82"><text:span text:style-name="Paragrafoaren_20_letra-tipo_20_lehenetsia"><text:span text:style-name="T12">Tamaño de la entrada:</text:span></text:span> longitud de s ≡ m</text:p>
        </text:list-item>
        <text:list-item>
          <text:p text:style-name="P82"><text:span text:style-name="Paragrafoaren_20_letra-tipo_20_lehenetsia"><text:span text:style-name="T12">Operación elemental:</text:span></text:span> asignación</text:p>
        </text:list-item>
        <text:list-item>
          <text:p text:style-name="P83">Número de operaciones elementales en el caso peor:</text:p>
        </text:list-item>
      </text:list>
      <text:p text:style-name="P36"/>
      <text:p text:style-name="P32"><draw:frame draw:style-name="fr3" draw:name="1" text:anchor-type="as-char" svg:width="8.89cm" style:rel-width="scale" svg:height="1.429cm" style:rel-height="scale" draw:z-index="3"><draw:object xlink:href="./Object 1" xlink:type="simple" xlink:show="embed" xlink:actuate="onLoad"/><draw:image xlink:href="./ObjectReplacements/Object 1" xlink:type="simple" xlink:show="embed" xlink:actuate="onLoad"/></draw:frame></text:p>
      <text:p text:style-name="P37">O(m)</text:p>
      <text:p text:style-name="Standard_20__28_user_29_"/>
      <text:p text:style-name="Standard_20__28_user_29_"/>
      <text:p text:style-name="P22">Obtener el valor numérico de un string del trie:</text:p>
      <text:p text:style-name="P34"/>
      <text:p text:style-name="P32"><text:span text:style-name="Paragrafoaren_20_letra-tipo_20_lehenetsia"><text:span text:style-name="T15">public</text:span></text:span><text:span text:style-name="Paragrafoaren_20_letra-tipo_20_lehenetsia"><text:span text:style-name="T18"> </text:span></text:span><text:span text:style-name="Paragrafoaren_20_letra-tipo_20_lehenetsia"><text:span text:style-name="T15">int</text:span></text:span><text:span text:style-name="Paragrafoaren_20_letra-tipo_20_lehenetsia"><text:span text:style-name="T18"> obtenerValor( String s )</text:span></text:span><text:span text:style-name="Paragrafoaren_20_letra-tipo_20_lehenetsia"><text:span text:style-name="T18"> { ... }</text:span></text:span></text:p>
      <text:p text:style-name="Standard_20__28_user_29_"/>
      <text:p text:style-name="P23">Avanza por las ramas del trie siguiendo el camino que dictan los caracteres de s. Devuelve el valor del último nodo visitado. Si falta algún nodo, la palabra no está en el trie y devuelve -1.</text:p>
      <text:list xml:id="list41483195" text:continue-numbering="true" text:style-name="L2">
        <text:list-item>
          <text:p text:style-name="P82"><text:span text:style-name="Paragrafoaren_20_letra-tipo_20_lehenetsia"><text:span text:style-name="T12">Tamaño de la entrada:</text:span></text:span> longitud de s ≡ m</text:p>
        </text:list-item>
        <text:list-item>
          <text:p text:style-name="P82"><text:span text:style-name="Paragrafoaren_20_letra-tipo_20_lehenetsia"><text:span text:style-name="T12">Operación elemental:</text:span></text:span> asignación</text:p>
        </text:list-item>
        <text:list-item>
          <text:p text:style-name="P83">Número de operaciones elementales en el caso peor:</text:p>
        </text:list-item>
      </text:list>
      <text:p text:style-name="P36"/>
      <text:p text:style-name="P32"><draw:frame draw:style-name="fr3" draw:name="2" text:anchor-type="as-char" svg:width="6.588cm" style:rel-width="scale" svg:height="1.429cm" style:rel-height="scale" draw:z-index="4"><draw:object xlink:href="./Object 2" xlink:type="simple" xlink:show="embed" xlink:actuate="onLoad"/><draw:image xlink:href="./ObjectReplacements/Object 2" xlink:type="simple" xlink:show="embed" xlink:actuate="onLoad"/></draw:frame></text:p>
      <text:p text:style-name="P37"><text:soft-page-break/>O(m)</text:p>
      <text:p text:style-name="Standard_20__28_user_29_"/>
      <text:p text:style-name="Standard_20__28_user_29_"/>
      <text:p text:style-name="Standard_20__28_user_29_"/>
      <text:p text:style-name="P27">Usando estos métodos, las cuatro primeras operaciones que se piden en el enunciado de la práctica resultan de un orden de complejidad bastante asequible:</text:p>
      <text:p text:style-name="Normala"/>
      <text:p text:style-name="Normala"/>
      <text:list xml:id="list40605662" text:style-name="L3">
        <text:list-item>
          <text:p text:style-name="P61">Colección de sentencias del almacén que tienen un sujeto determinado:</text:p>
        </text:list-item>
      </text:list>
      <text:p text:style-name="P41"/>
      <text:p text:style-name="P40"><text:span text:style-name="Paragrafoaren_20_letra-tipo_20_lehenetsia"><text:span text:style-name="T15">public</text:span></text:span><text:span text:style-name="Paragrafoaren_20_letra-tipo_20_lehenetsia"><text:span text:style-name="T18"> </text:span></text:span><text:span text:style-name="Paragrafoaren_20_letra-tipo_20_lehenetsia"><text:span text:style-name="T18">ListaEnlazada&lt;String&gt;</text:span></text:span><text:span text:style-name="Paragrafoaren_20_letra-tipo_20_lehenetsia"><text:span text:style-name="T18"> </text:span></text:span><text:span text:style-name="Paragrafoaren_20_letra-tipo_20_lehenetsia"><text:span text:style-name="T18">sentenciasPorSujeto( String </text:span></text:span><text:span text:style-name="Paragrafoaren_20_letra-tipo_20_lehenetsia"><text:span text:style-name="T18">s</text:span></text:span><text:span text:style-name="Paragrafoaren_20_letra-tipo_20_lehenetsia"><text:span text:style-name="T18">ujeto )</text:span></text:span><text:span text:style-name="Paragrafoaren_20_letra-tipo_20_lehenetsia"><text:span text:style-name="T18"> { ... }</text:span></text:span></text:p>
      <text:p text:style-name="Normala"/>
      <text:p text:style-name="P36">Obtiene el valor <text:span text:style-name="Paragrafoaren_20_letra-tipo_20_lehenetsia"><text:span text:style-name="T12">int</text:span></text:span> a partir del parámetro sujeto, y recorre la lista enlazada que se encuentra en la posición obtenida del array <text:span text:style-name="Paragrafoaren_20_letra-tipo_20_lehenetsia"><text:span text:style-name="T12">nodosSalientes</text:span></text:span>, devolviendo todas las sentencias que indican los elementos de la lista.</text:p>
      <text:list xml:id="list40592311" text:style-name="L4">
        <text:list-item>
          <text:p text:style-name="P67"><text:span text:style-name="Paragrafoaren_20_letra-tipo_20_lehenetsia"><text:span text:style-name="T12">Tamaño de la entrada: </text:span></text:span>longitud de sujeto <text:span text:style-name="Paragrafoaren_20_letra-tipo_20_lehenetsia"><text:span text:style-name="T19">≡</text:span></text:span> m, número de aristas salientes del nodo <text:span text:style-name="Paragrafoaren_20_letra-tipo_20_lehenetsia"><text:span text:style-name="T19">≡</text:span></text:span> n, número de veces que aparece repetida una arista determinada <text:span text:style-name="Paragrafoaren_20_letra-tipo_20_lehenetsia"><text:span text:style-name="T19">≡</text:span></text:span> k</text:p>
        </text:list-item>
        <text:list-item>
          <text:p text:style-name="P67"><text:span text:style-name="Paragrafoaren_20_letra-tipo_20_lehenetsia"><text:span text:style-name="T12">Operación elemental:</text:span></text:span> asignación</text:p>
        </text:list-item>
        <text:list-item>
          <text:p text:style-name="P71">Número de operaciones elementales en el caso peor:</text:p>
        </text:list-item>
      </text:list>
      <text:p text:style-name="Normala"/>
      <text:p text:style-name="P32"><draw:frame draw:style-name="fr3" draw:name="3" text:anchor-type="as-char" svg:width="15.372cm" style:rel-width="scale" svg:height="1.429cm" style:rel-height="scale" draw:z-index="5"><draw:object xlink:href="./Object 3" xlink:type="simple" xlink:show="embed" xlink:actuate="onLoad"/><draw:image xlink:href="./ObjectReplacements/Object 3" xlink:type="simple" xlink:show="embed" xlink:actuate="onLoad"/></draw:frame></text:p>
      <text:p text:style-name="P38"/>
      <text:p text:style-name="P37">O(m + kn)</text:p>
      <text:p text:style-name="P36"/>
      <text:p text:style-name="P36"/>
      <text:list xml:id="list20630233" text:style-name="L3">
        <text:list-item>
          <text:p text:style-name="P49">Colección de sentencias distintas del almacén que tienen un sujeto determinado:</text:p>
        </text:list-item>
      </text:list>
      <text:p text:style-name="P33"/>
      <text:p text:style-name="P32"><text:span text:style-name="Paragrafoaren_20_letra-tipo_20_lehenetsia"><text:span text:style-name="T15">public</text:span></text:span><text:span text:style-name="Paragrafoaren_20_letra-tipo_20_lehenetsia"><text:span text:style-name="T18"> </text:span></text:span><text:span text:style-name="Paragrafoaren_20_letra-tipo_20_lehenetsia"><text:span text:style-name="T18">ListaEnlazada&lt;String&gt;</text:span></text:span><text:span text:style-name="Paragrafoaren_20_letra-tipo_20_lehenetsia"><text:span text:style-name="T18"> sentenciasDistintasPorSujeto( String </text:span></text:span><text:span text:style-name="Paragrafoaren_20_letra-tipo_20_lehenetsia"><text:span text:style-name="T18">s</text:span></text:span><text:span text:style-name="Paragrafoaren_20_letra-tipo_20_lehenetsia"><text:span text:style-name="T18">ujeto )</text:span></text:span><text:span text:style-name="Paragrafoaren_20_letra-tipo_20_lehenetsia"><text:span text:style-name="T18"> </text:span></text:span><text:span text:style-name="Paragrafoaren_20_letra-tipo_20_lehenetsia"><text:span text:style-name="T18"><text:s text:c="2"/></text:span></text:span><text:span text:style-name="Paragrafoaren_20_letra-tipo_20_lehenetsia"><text:span text:style-name="T18">{ ... }</text:span></text:span></text:p>
      <text:p text:style-name="Normala"/>
      <text:p text:style-name="P36">Realiza las mismas operaciones que la función anterior, pero devolviendo cada <text:soft-page-break/>sentencia una única vez.</text:p>
      <text:list xml:id="list40601548" text:style-name="L5">
        <text:list-item>
          <text:p text:style-name="P68"><text:span text:style-name="Paragrafoaren_20_letra-tipo_20_lehenetsia"><text:span text:style-name="T12">Tamaño de la entrada: </text:span></text:span>longitud de sujeto <text:span text:style-name="Paragrafoaren_20_letra-tipo_20_lehenetsia"><text:span text:style-name="T19">≡</text:span></text:span> m, número de aristas salientes del nodo <text:span text:style-name="Paragrafoaren_20_letra-tipo_20_lehenetsia"><text:span text:style-name="T19">≡</text:span></text:span> n</text:p>
        </text:list-item>
        <text:list-item>
          <text:p text:style-name="P68"><text:span text:style-name="Paragrafoaren_20_letra-tipo_20_lehenetsia"><text:span text:style-name="T12">Operación elemental:</text:span></text:span> asignación</text:p>
        </text:list-item>
        <text:list-item>
          <text:p text:style-name="P72">Número de operaciones elementales en el caso peor:</text:p>
        </text:list-item>
      </text:list>
      <text:p text:style-name="Normala"/>
      <text:p text:style-name="P32"><draw:frame draw:style-name="fr3" draw:name="4" text:anchor-type="as-char" svg:width="14.711cm" style:rel-width="scale" svg:height="1.429cm" style:rel-height="scale" draw:z-index="6"><draw:object xlink:href="./Object 4" xlink:type="simple" xlink:show="embed" xlink:actuate="onLoad"/><draw:image xlink:href="./ObjectReplacements/Object 4" xlink:type="simple" xlink:show="embed" xlink:actuate="onLoad"/></draw:frame></text:p>
      <text:p text:style-name="P38"/>
      <text:p text:style-name="P37">O(m + n)</text:p>
      <text:p text:style-name="P36"/>
      <text:p text:style-name="P36"/>
      <text:list xml:id="list20607111" text:style-name="L3">
        <text:list-item>
          <text:p text:style-name="P49">Colección de propiedades distintas que aparecen en las sentencias del almacén:</text:p>
        </text:list-item>
      </text:list>
      <text:p text:style-name="P35"/>
      <text:p text:style-name="P32"><text:span text:style-name="Paragrafoaren_20_letra-tipo_20_lehenetsia"><text:span text:style-name="T15">public</text:span></text:span><text:span text:style-name="Paragrafoaren_20_letra-tipo_20_lehenetsia"><text:span text:style-name="T18"> </text:span></text:span><text:span text:style-name="Paragrafoaren_20_letra-tipo_20_lehenetsia"><text:span text:style-name="T18">ListaArray&lt;String&gt;</text:span></text:span><text:span text:style-name="Paragrafoaren_20_letra-tipo_20_lehenetsia"><text:span text:style-name="T18"> </text:span></text:span><text:span text:style-name="Paragrafoaren_20_letra-tipo_20_lehenetsia"><text:span text:style-name="T18">propiedadesDistintas()</text:span></text:span><text:span text:style-name="Paragrafoaren_20_letra-tipo_20_lehenetsia"><text:span text:style-name="T18"> { ... }</text:span></text:span></text:p>
      <text:p text:style-name="Normala"/>
      <text:p text:style-name="P36">Devuelve el array de propiedades.</text:p>
      <text:list xml:id="list40608095" text:style-name="L6">
        <text:list-item>
          <text:p text:style-name="P69"><text:span text:style-name="Paragrafoaren_20_letra-tipo_20_lehenetsia"><text:span text:style-name="T12">Tamaño de la entrada:</text:span></text:span> -</text:p>
        </text:list-item>
        <text:list-item>
          <text:p text:style-name="P69"><text:span text:style-name="Paragrafoaren_20_letra-tipo_20_lehenetsia"><text:span text:style-name="T12">Operación elemental:</text:span></text:span> retorno</text:p>
        </text:list-item>
        <text:list-item>
          <text:p text:style-name="P69"><text:span text:style-name="Paragrafoaren_20_letra-tipo_20_lehenetsia"><text:span text:style-name="T12">Número de operaciones elementales</text:span></text:span><text:span text:style-name="Paragrafoaren_20_letra-tipo_20_lehenetsia"><text:span text:style-name="T12"> en el caso peor</text:span></text:span><text:span text:style-name="Paragrafoaren_20_letra-tipo_20_lehenetsia"><text:span text:style-name="T12">:</text:span></text:span> 1</text:p>
        </text:list-item>
      </text:list>
      <text:p text:style-name="P38"/>
      <text:p text:style-name="P37">O(1)</text:p>
      <text:p text:style-name="Normala"/>
      <text:p text:style-name="Normala"/>
      <text:list xml:id="list20610204" text:style-name="L3">
        <text:list-item>
          <text:p text:style-name="P75">Colección de entidades distintas que son sujeto de alguna sentencia y también son objeto de alguna sentencia de ese almacén:</text:p>
        </text:list-item>
      </text:list>
      <text:p text:style-name="P33"/>
      <text:p text:style-name="P32"><text:span text:style-name="Paragrafoaren_20_letra-tipo_20_lehenetsia"><text:span text:style-name="T15">public</text:span></text:span><text:span text:style-name="Paragrafoaren_20_letra-tipo_20_lehenetsia"><text:span text:style-name="T18"> </text:span></text:span><text:span text:style-name="Paragrafoaren_20_letra-tipo_20_lehenetsia"><text:span text:style-name="T18">ListaEnlazada&lt;String&gt;</text:span></text:span><text:span text:style-name="Paragrafoaren_20_letra-tipo_20_lehenetsia"><text:span text:style-name="T18"> </text:span></text:span><text:span text:style-name="Paragrafoaren_20_letra-tipo_20_lehenetsia"><text:span text:style-name="T18">entidadesSujetoObjeto()</text:span></text:span><text:span text:style-name="Paragrafoaren_20_letra-tipo_20_lehenetsia"><text:span text:style-name="T18"> { ... }</text:span></text:span></text:p>
      <text:p text:style-name="Normala"/>
      <text:p text:style-name="P36">Recorre las dos listas de adyacencia, y en caso de que en una misma posición ninguna esté vacía (un nodo tenga aristas entrantes y salientes), devuelve la entidad correspondiente a esa posición.</text:p>
      <text:list xml:id="list40611109" text:style-name="L7">
        <text:list-item>
          <text:p text:style-name="P70"><text:soft-page-break/><text:span text:style-name="Paragrafoaren_20_letra-tipo_20_lehenetsia"><text:span text:style-name="T12">Tamaño de la entrada:</text:span></text:span> número de sujetos y objetos <text:span text:style-name="Paragrafoaren_20_letra-tipo_20_lehenetsia"><text:span text:style-name="T19">≡</text:span></text:span> n</text:p>
        </text:list-item>
        <text:list-item>
          <text:p text:style-name="P70"><text:span text:style-name="Paragrafoaren_20_letra-tipo_20_lehenetsia"><text:span text:style-name="T12">Operación elemental:</text:span></text:span> asignación</text:p>
        </text:list-item>
        <text:list-item>
          <text:p text:style-name="P73">Número de operaciones elementales en el caso peor:</text:p>
        </text:list-item>
      </text:list>
      <text:p text:style-name="P36"/>
      <text:p text:style-name="P32"><draw:frame draw:style-name="fr3" draw:name="5" text:anchor-type="as-char" svg:width="7.011cm" style:rel-width="scale" svg:height="1.429cm" style:rel-height="scale" draw:z-index="7"><draw:object xlink:href="./Object 5" xlink:type="simple" xlink:show="embed" xlink:actuate="onLoad"/><draw:image xlink:href="./ObjectReplacements/Object 5" xlink:type="simple" xlink:show="embed" xlink:actuate="onLoad"/></draw:frame></text:p>
      <text:p text:style-name="P38"/>
      <text:p text:style-name="P37">O(n)</text:p>
      <text:p text:style-name="Standard_20__28_user_29_"/>
      <text:p text:style-name="Standard_20__28_user_29_"/>
      <text:p text:style-name="P26"><text:span text:style-name="Paragrafoaren_20_letra-tipo_20_lehenetsia"><text:span text:style-name="T4">El método más costoso y esencial de nuestra implementación es, sin duda, la constructora de la clase </text:span></text:span><text:span text:style-name="Paragrafoaren_20_letra-tipo_20_lehenetsia"><text:span text:style-name="T8">Almacén</text:span></text:span><text:span text:style-name="Paragrafoaren_20_letra-tipo_20_lehenetsia"><text:span text:style-name="T4">. Dada su importancia, se detalla el análisis del algoritmo a continuación:</text:span></text:span></text:p>
      <text:p text:style-name="P27"/>
      <text:p text:style-name="P47"><text:span text:style-name="Paragrafoaren_20_letra-tipo_20_lehenetsia"><text:span text:style-name="T16">public</text:span></text:span><text:span text:style-name="Paragrafoaren_20_letra-tipo_20_lehenetsia"><text:span text:style-name="T17"> Almacen( String nombreDeArchivo )</text:span></text:span><text:span text:style-name="Paragrafoaren_20_letra-tipo_20_lehenetsia"><text:span text:style-name="T17"> { ... }</text:span></text:span></text:p>
      <text:p text:style-name="Normala"/>
      <text:p text:style-name="P36">Inicializa los atributos de clase, lee las sentencias del fichero especificado y las inserta en las diferentes estructuras de datos del modo en que se ha explicado en el apartado anterior.</text:p>
      <text:list xml:id="list41497943" text:continue-numbering="true" text:style-name="L7">
        <text:list-item>
          <text:p text:style-name="P76"><text:span text:style-name="Paragrafoaren_20_letra-tipo_20_lehenetsia"><text:span text:style-name="T12">Tamaño de la entrada:</text:span></text:span> número de sentencias en el fichero <text:span text:style-name="Paragrafoaren_20_letra-tipo_20_lehenetsia"><text:span text:style-name="T19">≡</text:span></text:span> n, longitud del sujeto <text:span text:style-name="Paragrafoaren_20_letra-tipo_20_lehenetsia"><text:span text:style-name="T19">≡</text:span></text:span> m<text:span text:style-name="Paragrafoaren_20_letra-tipo_20_lehenetsia"><text:span text:style-name="T20">1</text:span></text:span>, longitud de la propiedad <text:span text:style-name="Paragrafoaren_20_letra-tipo_20_lehenetsia"><text:span text:style-name="T19">≡</text:span></text:span> m<text:span text:style-name="Paragrafoaren_20_letra-tipo_20_lehenetsia"><text:span text:style-name="T20">2</text:span></text:span>, longitud el objeto <text:span text:style-name="Paragrafoaren_20_letra-tipo_20_lehenetsia"><text:span text:style-name="T19">≡</text:span></text:span> m<text:span text:style-name="Paragrafoaren_20_letra-tipo_20_lehenetsia"><text:span text:style-name="T20">3</text:span></text:span></text:p>
        </text:list-item>
        <text:list-item>
          <text:p text:style-name="P76"><text:span text:style-name="Paragrafoaren_20_letra-tipo_20_lehenetsia"><text:span text:style-name="T12">Operación elemental:</text:span></text:span> asignación</text:p>
        </text:list-item>
        <text:list-item>
          <text:p text:style-name="P74">Número de operaciones elementales en el caso peor:</text:p>
        </text:list-item>
      </text:list>
      <text:p text:style-name="Normala"/>
      <text:p text:style-name="P32"><draw:frame draw:style-name="fr3" draw:name="6" text:anchor-type="as-char" svg:width="14.923cm" style:rel-width="scale" svg:height="1.905cm" style:rel-height="scale" draw:z-index="8"><draw:object xlink:href="./Object 6" xlink:type="simple" xlink:show="embed" xlink:actuate="onLoad"/><draw:image xlink:href="./ObjectReplacements/Object 6" xlink:type="simple" xlink:show="embed" xlink:actuate="onLoad"/></draw:frame></text:p>
      <text:p text:style-name="P38"/>
      <text:p text:style-name="P32"><text:span text:style-name="Paragrafoaren_20_letra-tipo_20_lehenetsia"><text:span text:style-name="T21">O(</text:span></text:span><text:span text:style-name="Paragrafoaren_20_letra-tipo_20_lehenetsia"><text:span text:style-name="T21">n</text:span></text:span><text:span text:style-name="Paragrafoaren_20_letra-tipo_20_lehenetsia"><text:span text:style-name="T22">2</text:span></text:span><text:span text:style-name="Paragrafoaren_20_letra-tipo_20_lehenetsia"><text:span text:style-name="T21">)</text:span></text:span></text:p>
      <text:p text:style-name="Normala"><text:soft-page-break/></text:p>
      <text:p text:style-name="Normala"/>
      <text:p text:style-name="P26"><text:span text:style-name="Paragrafoaren_20_letra-tipo_20_lehenetsia"><text:span text:style-name="T4">La complejidad de las operaciones de estructuras tipo lista enlazada y </text:span></text:span><text:span text:style-name="Paragrafoaren_20_letra-tipo_20_lehenetsia"><text:span text:style-name="T8">arrays</text:span></text:span><text:span text:style-name="Paragrafoaren_20_letra-tipo_20_lehenetsia"><text:span text:style-name="T4"> se ha comentado en clase, por lo que</text:span></text:span><text:span text:style-name="Paragrafoaren_20_letra-tipo_20_lehenetsia"><text:span text:style-name="T4"> no consideramos necesaria su </text:span></text:span><text:span text:style-name="Paragrafoaren_20_letra-tipo_20_lehenetsia"><text:span text:style-name="T4">inserción</text:span></text:span><text:span text:style-name="Paragrafoaren_20_letra-tipo_20_lehenetsia"><text:span text:style-name="T4"> en este documento.</text:span></text:span></text:p>
      <text:p text:style-name="Normala"/>
      <text:p text:style-name="Normala"/>
      <text:p text:style-name="P11">3.4 Tiempos de ejecución</text:p>
      <text:p text:style-name="P50">Para simplificar las pruebas y hacer más claro que archivos contienen más datos hemos decidido renombrar los archivos como A0 A1 … A6 siendo A6 el más grande y A0 el ejemplo de prueba.</text:p>
      <text:p text:style-name="P50"/>
      <text:p text:style-name="P39"><text:span text:style-name="T24">Todos los tiempos se tomaron en un intel i7 </text:span><text:span text:style-name="T25">a </text:span><text:span text:style-name="T24">2.67Ghz con 6Gb de RAM, </text:span><text:span text:style-name="T25">bajo el SO Windows 7. Se ejecutaron todas las instrucciones diez veces y en la tabla se ha plasmado el valor medio de estas mediciones.</text:span></text:p>
      <text:p text:style-name="P50"/>
      <text:p text:style-name="P50"/>
      <text:p text:style-name="P50"/>
      <text:p text:style-name="P50"/>
      <text:p text:style-name="P50"/>
      <text:p text:style-name="P50"/>
      <text:p text:style-name="P50"/>
      <text:p text:style-name="P50"/>
      <text:p text:style-name="P50"/>
      <table:table table:name="Tabla2" table:style-name="Tabla2">
        <table:table-column table:style-name="Tabla2.A" table:number-columns-repeated="3"/>
        <table:table-column table:style-name="Tabla2.D" table:number-columns-repeated="2"/>
        <table:table-column table:style-name="Tabla2.A"/>
        <table:table-row>
          <table:table-cell table:style-name="Tabla2.A1" office:value-type="string">
            <text:p text:style-name="P48"/>
          </table:table-cell>
          <table:table-cell table:style-name="Tabla2.A1" office:value-type="string">
            <text:p text:style-name="P51">Sentencias de cierto sujeto*</text:p>
          </table:table-cell>
          <table:table-cell table:style-name="Tabla2.A1" office:value-type="string">
            <text:p text:style-name="P51">Sentencias distintas de cierto sujeto*</text:p>
          </table:table-cell>
          <table:table-cell table:style-name="Tabla2.A1" office:value-type="string">
            <text:p text:style-name="P51">Propiedades distintas del almacén</text:p>
          </table:table-cell>
          <table:table-cell table:style-name="Tabla2.A1" office:value-type="string">
            <text:p text:style-name="P51">Entidades que son sujeto y objeto</text:p>
          </table:table-cell>
          <table:table-cell table:style-name="Tabla2.F1" office:value-type="string">
            <text:p text:style-name="P51">Crear el almacén</text:p>
          </table:table-cell>
        </table:table-row>
        <table:table-row>
          <table:table-cell table:style-name="Tabla2.A2" office:value-type="string">
            <text:p text:style-name="P53">A0</text:p>
          </table:table-cell>
          <table:table-cell table:style-name="Tabla2.A2" office:value-type="string">
            <text:p text:style-name="P60"><text:span text:style-name="T26">9</text:span><text:span text:style-name="T28">0</text:span><text:span text:style-name="T29">µ</text:span><text:span text:style-name="T23">s</text:span></text:p>
          </table:table-cell>
          <table:table-cell table:style-name="Tabla2.A2" office:value-type="string">
            <text:p text:style-name="P51"><text:span text:style-name="T26">6</text:span><text:span text:style-name="T28">0</text:span>µs</text:p>
          </table:table-cell>
          <table:table-cell table:style-name="Tabla2.A2" office:value-type="string">
            <text:p text:style-name="P51"><text:span text:style-name="T26">1</text:span>µs</text:p>
          </table:table-cell>
          <table:table-cell table:style-name="Tabla2.A2" office:value-type="string">
            <text:p text:style-name="P51">3<text:span text:style-name="T28">0</text:span>µs</text:p>
          </table:table-cell>
          <table:table-cell table:style-name="Tabla2.F2" office:value-type="string">
            <text:p text:style-name="P51">20<text:span text:style-name="T28">m</text:span>s</text:p>
          </table:table-cell>
        </table:table-row>
        <table:table-row>
          <table:table-cell table:style-name="Tabla2.A2" office:value-type="string">
            <text:p text:style-name="P53">A1</text:p>
          </table:table-cell>
          <table:table-cell table:style-name="Tabla2.A2" office:value-type="string">
            <text:p text:style-name="P52"><text:span text:style-name="T26">6</text:span><text:span text:style-name="T28">0</text:span><text:span text:style-name="T29">µ</text:span>s</text:p>
          </table:table-cell>
          <table:table-cell table:style-name="Tabla2.A2" office:value-type="string">
            <text:p text:style-name="P51"><text:span text:style-name="T26">6</text:span><text:span text:style-name="T28">0</text:span>µs</text:p>
          </table:table-cell>
          <table:table-cell table:style-name="Tabla2.A2" office:value-type="string">
            <text:p text:style-name="P51"><text:span text:style-name="T26">1</text:span>µs</text:p>
          </table:table-cell>
          <table:table-cell table:style-name="Tabla2.A2" office:value-type="string">
            <text:p text:style-name="P51"><text:span text:style-name="T26">12</text:span><text:span text:style-name="T28">0</text:span>µs</text:p>
          </table:table-cell>
          <table:table-cell table:style-name="Tabla2.F2" office:value-type="string">
            <text:p text:style-name="P51">35<text:span text:style-name="T28">m</text:span>s</text:p>
          </table:table-cell>
        </table:table-row>
        <table:table-row>
          <table:table-cell table:style-name="Tabla2.A2" office:value-type="string">
            <text:p text:style-name="P53">A2</text:p>
          </table:table-cell>
          <table:table-cell table:style-name="Tabla2.A2" office:value-type="string">
            <text:p text:style-name="P55"><text:span text:style-name="T26">6</text:span><text:span text:style-name="T28">0</text:span><text:span text:style-name="T29">µ</text:span>s</text:p>
          </table:table-cell>
          <table:table-cell table:style-name="Tabla2.A2" office:value-type="string">
            <text:p text:style-name="P54"><text:span text:style-name="T26">6</text:span><text:span text:style-name="T28">0</text:span>µs</text:p>
          </table:table-cell>
          <table:table-cell table:style-name="Tabla2.A2" office:value-type="string">
            <text:p text:style-name="P54"><text:span text:style-name="T26">1</text:span>µs</text:p>
          </table:table-cell>
          <table:table-cell table:style-name="Tabla2.A2" office:value-type="string">
            <text:p text:style-name="P54"><text:span text:style-name="T26">15</text:span><text:span text:style-name="T28">0</text:span><text:span text:style-name="T26">µs</text:span></text:p>
          </table:table-cell>
          <table:table-cell table:style-name="Tabla2.F2" office:value-type="string">
            <text:p text:style-name="P54">75<text:span text:style-name="T28">m</text:span>s</text:p>
          </table:table-cell>
        </table:table-row>
        <table:table-row>
          <table:table-cell table:style-name="Tabla2.A2" office:value-type="string">
            <text:p text:style-name="P53">A3</text:p>
          </table:table-cell>
          <table:table-cell table:style-name="Tabla2.A2" office:value-type="string">
            <text:p text:style-name="P55">5<text:span text:style-name="T28">0</text:span><text:span text:style-name="T29">µ</text:span>s</text:p>
          </table:table-cell>
          <table:table-cell table:style-name="Tabla2.A2" office:value-type="string">
            <text:p text:style-name="P56"><text:span text:style-name="T26">5</text:span><text:span text:style-name="T28">0</text:span>µs</text:p>
          </table:table-cell>
          <table:table-cell table:style-name="Tabla2.A2" office:value-type="string">
            <text:p text:style-name="P56"><text:span text:style-name="T26">1</text:span>µs</text:p>
          </table:table-cell>
          <table:table-cell table:style-name="Tabla2.A2" office:value-type="string">
            <text:p text:style-name="P56"><text:span text:style-name="T26">7</text:span><text:span text:style-name="T28">00</text:span>µs</text:p>
          </table:table-cell>
          <table:table-cell table:style-name="Tabla2.F2" office:value-type="string">
            <text:p text:style-name="P54">140<text:span text:style-name="T28">0m</text:span>s</text:p>
          </table:table-cell>
        </table:table-row>
        <table:table-row>
          <table:table-cell table:style-name="Tabla2.A2" office:value-type="string">
            <text:p text:style-name="P53">A4</text:p>
          </table:table-cell>
          <table:table-cell table:style-name="Tabla2.A2" office:value-type="string">
            <text:p text:style-name="P57">5<text:span text:style-name="T28">0</text:span><text:span text:style-name="T29">µ</text:span>s</text:p>
          </table:table-cell>
          <table:table-cell table:style-name="Tabla2.A2" office:value-type="string">
            <text:p text:style-name="P56"><text:span text:style-name="T27">5</text:span><text:span text:style-name="T28">0</text:span>µs</text:p>
          </table:table-cell>
          <table:table-cell table:style-name="Tabla2.A2" office:value-type="string">
            <text:p text:style-name="P56"><text:span text:style-name="T27">1</text:span>µs</text:p>
          </table:table-cell>
          <table:table-cell table:style-name="Tabla2.A2" office:value-type="string">
            <text:p text:style-name="P56"><text:span text:style-name="T27">13</text:span><text:span text:style-name="T28">00</text:span>µs</text:p>
          </table:table-cell>
          <table:table-cell table:style-name="Tabla2.F2" office:value-type="string">
            <text:p text:style-name="P56">4000<text:span text:style-name="T28">m</text:span>s</text:p>
          </table:table-cell>
        </table:table-row>
        <table:table-row>
          <table:table-cell table:style-name="Tabla2.A2" office:value-type="string">
            <text:p text:style-name="P53">A5</text:p>
          </table:table-cell>
          <table:table-cell table:style-name="Tabla2.A2" office:value-type="string">
            <text:p text:style-name="P57"><text:span text:style-name="T28">40</text:span><text:span text:style-name="T29">µ</text:span>s</text:p>
          </table:table-cell>
          <table:table-cell table:style-name="Tabla2.A2" office:value-type="string">
            <text:p text:style-name="P56"><text:span text:style-name="T28">40</text:span>µs</text:p>
          </table:table-cell>
          <table:table-cell table:style-name="Tabla2.A2" office:value-type="string">
            <text:p text:style-name="P56"><text:span text:style-name="T27">1</text:span>µs</text:p>
          </table:table-cell>
          <table:table-cell table:style-name="Tabla2.A2" office:value-type="string">
            <text:p text:style-name="P56"><text:span text:style-name="T27">2</text:span>3<text:span text:style-name="T28">00</text:span>µs</text:p>
          </table:table-cell>
          <table:table-cell table:style-name="Tabla2.F2" office:value-type="string">
            <text:p text:style-name="P56">12000<text:span text:style-name="T28">m</text:span>s</text:p>
          </table:table-cell>
        </table:table-row>
        <table:table-row>
          <table:table-cell table:style-name="Tabla2.A2" office:value-type="string">
            <text:p text:style-name="P53">A6</text:p>
          </table:table-cell>
          <table:table-cell table:style-name="Tabla2.A2" office:value-type="string">
            <text:p text:style-name="P59"><text:span text:style-name="T28">10</text:span><text:span text:style-name="T29">µ</text:span>s</text:p>
          </table:table-cell>
          <table:table-cell table:style-name="Tabla2.A2" office:value-type="string">
            <text:p text:style-name="P58"><text:span text:style-name="T28">10</text:span>µs</text:p>
          </table:table-cell>
          <table:table-cell table:style-name="Tabla2.A2" office:value-type="string">
            <text:p text:style-name="P58"><text:span text:style-name="T28">1</text:span>µs</text:p>
          </table:table-cell>
          <table:table-cell table:style-name="Tabla2.A2" office:value-type="string">
            <text:p text:style-name="P58"><text:span text:style-name="T28">5000</text:span>µs</text:p>
          </table:table-cell>
          <table:table-cell table:style-name="Tabla2.F2" office:value-type="string">
            <text:p text:style-name="P58">53000<text:span text:style-name="T28">m</text:span>s</text:p>
          </table:table-cell>
        </table:table-row>
      </table:table>
      <text:p text:style-name="P63"/>
      <text:p text:style-name="P63"/>
      <text:p text:style-name="P66"><text:span text:style-name="T33">*</text:span><text:span text:style-name="T34">Sujeto utilizado:</text:span><text:span text:style-name="T35">&lt;http://swat.cse.lehigh.edu/onto/univ-bench.owl#AdministrativeStaff</text:span><text:span text:style-name="T36">&gt;</text:span></text:p>
      <text:p text:style-name="P63"/>
      <text:p text:style-name="P63"/>
      <text:p text:style-name="P62"><text:soft-page-break/>4. Versión 1</text:p>
      <text:p text:style-name="Tarterik_20_ez"><text:span text:style-name="Paragrafoaren_20_letra-tipo_20_lehenetsia"><text:span text:style-name="T3"><draw:frame draw:style-name="fr1" draw:name="Marco13" text:anchor-type="as-char" svg:width="14.956cm" style:rel-width="scale" svg:height="4.009cm" style:rel-height="scale" draw:z-index="9"><draw:text-box><text:p text:style-name="P46">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46">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46">Se mantendrá el estilo de la presentación: descripción y justificación de la representación de los datos, enumeración y especificación de cada método, análisis de eficiencia y tablas de tiempos de ejecución de los más relevantes.</text:p></draw:text-box></draw:frame></text:span></text:span></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9"><text:soft-page-break/>5. Versión 2</text:p>
      <text:p text:style-name="Tarterik_20_ez"><text:span text:style-name="Paragrafoaren_20_letra-tipo_20_lehenetsia"><text:span text:style-name="T3"><draw:frame draw:style-name="fr1" draw:name="Marco14" text:anchor-type="as-char" svg:width="14.956cm" style:rel-width="scale" svg:height="3.21cm" style:rel-height="scale" draw:z-index="10"><draw:text-box><text:p text:style-name="P19">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19">En cada sección, dedicada al efecto, se explicarán las razones de la correspondiente modificación. El código fuente se presentará, agrupado, en la correspondiente sección de anexos.</text:p><text:p text:style-name="Standard"/></draw:text-box></draw:frame></text:span></text:span></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8"><text:soft-page-break/>6. Actas de las reuniones</text:p>
      <text:p text:style-name="Tarterik_20_ez"><text:span text:style-name="Paragrafoaren_20_letra-tipo_20_lehenetsia"><text:span text:style-name="T3"><draw:frame draw:style-name="fr1" draw:name="Marco15" text:anchor-type="as-char" svg:width="14.956cm" style:rel-width="scale" svg:height="7.624cm" style:rel-height="scale" draw:z-index="11"><draw:text-box><text:p text:style-name="P19">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19">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19">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draw:frame></text:span></text:span></text:p>
      <text:p text:style-name="P13">28 de septiembre</text:p>
      <text:p text:style-name="P27">Este día nos hemos reunido por primera vez en grupo para acordar como vamos a abordar el proyecto de EDA. Hemos discutido las diferentes ideas que han surgido entre los participantes del grupo y hemos decidimos recoger las ideas principales y desarrollarlas con más profundidad. Tras varias deliberaciones, hemos llegamos a una idea inicial de la estructura que vamos a implementar para realizar el proyecto. Esta avanzada estructura nos permitirá realizar las funciones deseadas en menor tiempo y con más eficacia, aunque el coste de implementarlas será mayor.</text:p>
      <text:p text:style-name="P12"/>
      <text:p text:style-name="P13">1 de octubre</text:p>
      <text:p text:style-name="P27">En esta segunda reunión hemos decidido varios aspectos a tener en cuenta y nos hemos repartido la tarea en varias partes:</text:p>
      <text:list xml:id="list40600213" text:style-name="L8">
        <text:list-item>
          <text:p text:style-name="P81">Hemos terminado de debatir las estructuras que vamos a utilizar en el proyecto.</text:p>
        </text:list-item>
        <text:list-item>
          <text:p text:style-name="P81">A cada miembro del grupo se le ha asignado un tipo de tarea a realizar:</text:p>
          <text:list>
            <text:list-item>
              <text:p text:style-name="P81">Asier realizará la implementación del árbol necesario para la carga del fichero y construcción del grafo.</text:p>
            </text:list-item>
            <text:list-item>
              <text:p text:style-name="P81">Iván realizará las funciones respecto a la lectura/escritura del fichero.</text:p>
            </text:list-item>
            <text:list-item>
              <text:p text:style-name="P81">Daniel probará casos de prueba para las funciones creadas anteriormente por Asier e Iván, y realizará la parte de la memoria correspondiente a los primeros pasos del proyecto.</text:p>
            </text:list-item>
          </text:list>
        </text:list-item>
      </text:list>
      <text:p text:style-name="P27"><text:soft-page-break/>Conclusión del acta: Tras un día de trabajo en clase, se han completado con éxito todas las expectativas. En la siguiente reunión grupal se decidirán los nuevos trabajos a cada miembro del grupo.</text:p>
      <text:p text:style-name="P12"/>
      <text:p text:style-name="P42">3 de octubre</text:p>
      <text:p text:style-name="P29">En esta tercera reunión hemos decidido algunas nuevas ideas para modificar y mejorar el proyecto:</text:p>
      <text:list xml:id="list40587651" text:style-name="L9">
        <text:list-item>
          <text:p text:style-name="P65"><text:span text:style-name="Paragrafoaren_20_letra-tipo_20_lehenetsia"><text:span text:style-name="T4">La estructura para hacer los ejercicios que se </text:span></text:span><text:span text:style-name="Paragrafoaren_20_letra-tipo_20_lehenetsia"><text:span text:style-name="T4">de decidió en la primera reunión</text:span></text:span><text:span text:style-name="Paragrafoaren_20_letra-tipo_20_lehenetsia"><text:span text:style-name="T4"> </text:span></text:span><text:span text:style-name="Paragrafoaren_20_letra-tipo_20_lehenetsia"><text:span text:style-name="T4">ha resultado ser inválida</text:span></text:span><text:span text:style-name="Paragrafoaren_20_letra-tipo_20_lehenetsia"><text:span text:style-name="T4">. Por lo que hemos decidido una nueva manera de implementación</text:span></text:span><text:span text:style-name="Paragrafoaren_20_letra-tipo_20_lehenetsia"><text:span text:style-name="T4">, tal y</text:span></text:span><text:span text:style-name="Paragrafoaren_20_letra-tipo_20_lehenetsia"><text:span text:style-name="T4"> como se refleja detalladamente en </text:span></text:span><text:span text:style-name="Paragrafoaren_20_letra-tipo_20_lehenetsia"><text:span text:style-name="T4">el apartado </text:span></text:span><text:span text:style-name="Paragrafoaren_20_letra-tipo_20_lehenetsia"><text:span text:style-name="T8">V</text:span></text:span><text:span text:style-name="Paragrafoaren_20_letra-tipo_20_lehenetsia"><text:span text:style-name="T8">ersión 0</text:span></text:span><text:span text:style-name="Paragrafoaren_20_letra-tipo_20_lehenetsia"><text:span text:style-name="T4"> de la memoria.</text:span></text:span></text:p>
        </text:list-item>
      </text:list>
      <text:p text:style-name="P44"/>
      <text:p text:style-name="P43">5 de octubre</text:p>
      <text:p text:style-name="P29">Considerando los puntos a mejorar resaltados durante la primera evaluación con el profesor, en esta cuarta reunión hemos decidido repartir el trabajo a cada miembro del grupo rotando los papeles para que todos participemos por igual:</text:p>
      <text:list xml:id="list41485169" text:continue-numbering="true" text:style-name="L9">
        <text:list-item>
          <text:p text:style-name="P64">Ivan aclarará el código del proyecto para una mejor comprensión de las estructuras y hacer el código más legible.</text:p>
        </text:list-item>
        <text:list-item>
          <text:p text:style-name="P64">Daniel realizará algunos cambios en los algoritmos para adaptarlos al enunciado del proyecto. También realizará el análisis de complejidad de algunos de los métodos implementados.</text:p>
        </text:list-item>
        <text:list-item>
          <text:p text:style-name="P64">Asier efectuará los pertinentes cambios a la memoria <text:s/>acorde al seguimiento del proyecto y culminará el análisis de los algoritmos.</text:p>
        </text:list-item>
      </text:list>
      <text:p text:style-name="Normala"/>
      <text:p text:style-name="Normala"/>
      <text:p text:style-name="Normala"/>
      <text:p text:style-name="Normala"/>
      <text:p text:style-name="Normala"/>
      <text:p text:style-name="P9">7. Anexos</text:p>
      <text:p text:style-name="Tarterik_20_ez"/>
      <text:p text:style-name="P16">Anexo versión 0</text:p>
      <text:p text:style-name="P24">Código fuente de lo implementado para la versión 0:</text:p>
      <text:p text:style-name="Standard_20__28_user_29_"><text:a xlink:type="simple" xlink:href="https://github.com/Sulley38/ProyectoEDA/raw/master/Version0.zip" office:target-frame-name="_top" xlink:show="replace"><text:span text:style-name="Hiperesteka"><text:span text:style-name="T13">https://github.com/Sulley38/ProyectoEDA/raw/master/Version0.zip</text:span></text:span></text:a></text:p>
      <text:p text:style-name="P24"/>
      <text:p text:style-name="P16">Anexo versión 1</text:p>
      <text:p text:style-name="P24">Código fuente de lo implementado para la versión 1.</text:p>
      <text:p text:style-name="P24"/>
      <text:p text:style-name="P16"><text:soft-page-break/>Anexo versión 2</text:p>
      <text:p text:style-name="Standard_20__28_user_29_"><text:span text:style-name="Paragrafoaren_20_letra-tipo_20_lehenetsia"><text:span text:style-name="T13">Código fuente de lo implementado para la versión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SimSun" style:font-size-asian="10pt" style:language-asian="es" style:country-asian="ES" style:font-style-asian="normal" style:font-weight-asian="normal" style:font-name-complex="Mang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2pt" style:language-complex="hi" style:country-complex="IN" fo:hyphenate="false"/>
    </style:style>
    <style:style style:name="Normala"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Arial" fo:font-size="14pt"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Zerrenda" style:family="paragraph" style:parent-style-name="Text_20_body_20__28_user_29_">
      <style:paragraph-properties fo:hyphenation-ladder-count="no-limit"/>
      <style:text-properties style:font-name-complex="Mangal" fo:hyphenate="false"/>
    </style:style>
    <style:style style:name="Epigrafea" style:family="paragraph" style:parent-style-name="Standard_20__28_user_29_">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Standard_20__28_user_29_" style:display-name="Standard (user)" style:family="paragraph">
      <style:paragraph-properties fo:hyphenation-ladder-count="no-limit" style:vertical-align="baseline"/>
      <style:text-properties fo:font-size="12pt" style:letter-kerning="true" style:font-name-asian="Times New Roman" style:font-size-asian="12pt" style:language-asian="zh" style:country-asian="CN" style:font-name-complex="Times New Roman" style:font-size-complex="12pt" fo:hyphenate="false"/>
    </style:style>
    <style:style style:name="Text_20_body_20__28_user_29_" style:display-name="Text body (user)" style:family="paragraph" style:parent-style-name="Standard_20__28_user_29_">
      <style:paragraph-properties fo:margin-top="0cm" fo:margin-bottom="0.212cm" style:contextual-spacing="false" fo:hyphenation-ladder-count="no-limit"/>
      <style:text-properties fo:hyphenate="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hyphenation-ladder-count="no-limit" fo:keep-with-next="always"/>
      <style:text-properties style:font-name="Arial" fo:font-size="14pt" style:font-name-asian="SimSun" style:font-size-asian="14pt" style:font-name-complex="Mangal" style:font-size-complex="14pt" fo:hyphenate="false"/>
    </style:style>
    <style:style style:name="Index_20__28_user_29_" style:display-name="Index (user)" style:family="paragraph" style:parent-style-name="Standard_20__28_user_29_">
      <style:paragraph-properties fo:hyphenation-ladder-count="no-limit" text:number-lines="false" text:line-number="0"/>
      <style:text-properties style:font-name-complex="Mangal" fo:hyphenate="false"/>
    </style:style>
    <style:style style:name="Orri-oina" style:family="paragraph" style:parent-style-name="Standard_20__28_user_29_">
      <style:paragraph-properties fo:hyphenation-ladder-count="no-limit"/>
      <style:text-properties fo:hyphenate="false"/>
    </style:style>
    <style:style style:name="Frame_20_contents_20__28_user_29_" style:display-name="Frame contents (user)" style:family="paragraph" style:parent-style-name="Text_20_body_20__28_user_29_">
      <style:paragraph-properties fo:hyphenation-ladder-count="no-limit"/>
      <style:text-properties fo:hyphenate="false"/>
    </style:style>
    <style:style style:name="Goiburua" style:family="paragraph" style:parent-style-name="Standard_20__28_user_29_">
      <style:paragraph-properties fo:hyphenation-ladder-count="no-limit" text:number-lines="false" text:line-number="0"/>
      <style:text-properties fo:hyphenate="false"/>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style:style>
    <style:style style:name="Tarterik_20_ez" style:display-name="Tarterik ez" style:family="paragraph">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0.5pt" style:language-complex="hi" style:country-complex="IN"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unbuiloaren_20_testua" style:display-name="Bunbuiloaren testua" style:family="paragraph" style:parent-style-name="Normala">
      <style:paragraph-properties fo:hyphenation-ladder-count="no-limit"/>
      <style:text-properties style:font-name="Tahoma" fo:font-size="8pt" style:font-size-asian="8pt" style:font-size-complex="7pt" fo:hyphenate="false"/>
    </style:style>
    <style:style style:name="Zerrenda-paragrafoa" style:family="paragraph" style:parent-style-name="Normala">
      <style:paragraph-properties fo:margin="100%" fo:margin-left="1.27cm" fo:margin-right="0cm" fo:margin-top="0cm" fo:margin-bottom="0cm" style:contextual-spacing="false" fo:hyphenation-ladder-count="no-limit" fo:text-indent="0cm" style:auto-text-indent="false">
        <style:tab-stops/>
      </style:paragraph-properties>
      <style:text-properties style:font-size-complex="10.5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grafoaren_20_letra-tipo_20_lehenetsia" style:display-name="Paragrafoaren letra-tipo lehenetsia" style:family="text"/>
    <style:style style:name="WW8Num1z0" style:family="text">
      <style:text-properties style:font-name="Symbol"/>
    </style:style>
    <style:style style:name="WW8Num2z0" style:family="text">
      <style:text-properties style:font-name="OpenSymbol" style:font-name-asian="Open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Orrialde-zenbakia" style:family="text" style:parent-style-name="Paragrafoaren_20_letra-tipo_20_lehenetsia"/>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2LVL1" style:display-name="WW_CharLFO2LVL1" style:family="text">
      <style:text-properties style:font-name="Symbol" style:font-name-asian="OpenSymbol"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Symbol" style:font-name-asian="OpenSymbol"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Symbol" style:font-name-asian="OpenSymbol"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OpenSymbol" style:font-name-complex="OpenSymbol"/>
    </style:style>
    <style:style style:name="WW_5f_CharLFO5LVL3" style:display-name="WW_CharLFO5LVL3" style:family="text">
      <style:text-properties style:font-name="Open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OpenSymbol" style:font-name-complex="OpenSymbol"/>
    </style:style>
    <style:style style:name="WW_5f_CharLFO5LVL6" style:display-name="WW_CharLFO5LVL6" style:family="text">
      <style:text-properties style:font-name="Open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OpenSymbol" style:font-name-complex="OpenSymbol"/>
    </style:style>
    <style:style style:name="WW_5f_CharLFO5LVL9" style:display-name="WW_CharLFO5LVL9" style:family="text">
      <style:text-properties style:font-name="OpenSymbol" style:font-name-complex="OpenSymbol"/>
    </style:style>
    <style:style style:name="Hiperesteka" style:family="text">
      <style:text-properties fo:color="#0000ff" style:text-underline-style="solid" style:text-underline-width="auto" style:text-underline-color="font-color" style:text-underline-mode="continuous" style:text-overline-mode="continuous" style:text-line-through-mode="continuous"/>
    </style:style>
    <style:style style:name="BisitatutakoHiperesteka" style:family="text">
      <style:text-properties fo:color="#800080" style:text-underline-style="solid" style:text-underline-width="auto" style:text-underline-color="font-color" style:text-underline-mode="continuous" style:text-overline-mode="continuous" style:text-line-through-mode="continuous"/>
    </style:style>
    <style:style style:name="Bunbuiloaren_20_testua_20_Kar" style:display-name="Bunbuiloaren testua Kar" style:family="text" style:parent-style-name="Paragrafoaren_20_letra-tipo_20_lehenetsia">
      <style:text-properties style:font-name="Tahoma" fo:font-size="8pt" style:letter-kerning="true" style:font-size-asian="8pt" style:language-asian="zh" style:country-asian="CN" style:font-size-complex="7pt" style:language-complex="hi" style:country-complex="IN"/>
    </style:style>
    <style:style style:name="Leku-markaren_20_testua" style:display-name="Leku-markaren testua" style:family="text" style:parent-style-name="Paragrafoaren_20_letra-tipo_20_lehenetsia">
      <style:text-properties fo:color="#808080"/>
    </style:style>
    <style:style style:name="Orri-oina_20_Kar" style:display-name="Orri-oina Kar" style:family="text" style:parent-style-name="Paragrafoaren_20_letra-tipo_20_lehenetsia">
      <style:text-properties fo:font-size="12pt" style:letter-kerning="true" style:font-name-asian="Times New Roman" style:font-size-asian="12pt" style:language-asian="zh" style:country-asian="CN" style:font-name-complex="Times New Roman" style:font-size-complex="12pt"/>
    </style:style>
    <style:style style:name="WW_5f_CharLFO33LVL1" style:display-name="WW_CharLFO33LVL1" style:family="text">
      <style:text-properties fo:font-weight="bold" style:font-weight-asian="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a1">
      <text:list-level-style-number text:level="1" text:style-name="WW_5f_CharLFO33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rri-oina">
      <style:paragraph-properties fo:text-align="center" style:justify-single-word="false"/>
    </style:style>
    <style:style style:name="MT1" style:family="text">
      <style:text-properties fo:language="eu" fo:country="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86cm" fo:margin-bottom="2.986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Standard"/>
      </style:header>
      <style:footer>
        <text:p text:style-name="MP1"><text:span text:style-name="Paragrafoaren_20_letra-tipo_20_lehenetsia"><text:span text:style-name="MT1"><text:page-number text:select-page="current">16</text:page-number></text:span></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Iván</meta:initial-creator>
    <meta:creation-date>2012-10-14T19:10:00Z</meta:creation-date>
    <dc:date>2012-10-17T21:35:32.24</dc:date>
    <meta:editing-cycles>6</meta:editing-cycles>
    <meta:editing-duration>PT39M56S</meta:editing-duration>
    <meta:document-statistic meta:table-count="2" meta:image-count="0" meta:object-count="6" meta:page-count="16" meta:paragraph-count="231" meta:word-count="3048" meta:character-count="18488" meta:non-whitespace-character-count="15690"/>
    <meta:template xlink:type="simple" xlink:actuate="onRequest" xlink:title="" xlink:href="Normal.dotm"/>
  </office:meta>
</office:document-meta>
</file>

<file path=Object 1/content.xml><?xml version="1.0" encoding="utf-8"?>
<math xmlns="http://www.w3.org/1998/Math/MathML">
  <semantics>
    <mrow>
      <mrow>
        <mrow>
          <mn>2</mn>
          <mo stretchy="false">+</mo>
          <mrow>
            <mrow>
              <munderover>
                <mo stretchy="false">∑</mo>
                <mrow>
                  <mrow>
                    <mi>i</mi>
                    <mo stretchy="false">=</mo>
                    <mn>0</mn>
                  </mrow>
                </mrow>
                <mrow>
                  <mrow>
                    <mi>m</mi>
                    <mo stretchy="false">−</mo>
                    <mn>1</mn>
                  </mrow>
                </mrow>
              </munderover>
              <mrow>
                <mrow>
                  <mrow>
                    <mn>2</mn>
                    <mo stretchy="false">+</mo>
                    <mn>2</mn>
                  </mrow>
                  <mo stretchy="false">=</mo>
                  <mrow>
                    <mn>2</mn>
                    <mo stretchy="false">+</mo>
                    <mn>2</mn>
                  </mrow>
                </mrow>
                <mo stretchy="false">(</mo>
                <mrow>
                  <mrow>
                    <mi>m</mi>
                    <mo stretchy="false">−</mo>
                    <mn>1</mn>
                  </mrow>
                  <mo stretchy="false">+</mo>
                  <mn>1</mn>
                </mrow>
                <mrow>
                  <mo stretchy="false">)</mo>
                  <mo stretchy="false">+</mo>
                  <mn>2</mn>
                </mrow>
              </mrow>
            </mrow>
          </mrow>
        </mrow>
        <mo stretchy="false">=</mo>
        <mstyle mathvariant="italic">
          <mrow>
            <mtext> </mtext>
          </mrow>
        </mstyle>
      </mrow>
      <mn>2</mn>
      <mrow>
        <mi>m</mi>
        <mo stretchy="false">+</mo>
        <mn>4</mn>
      </mrow>
    </mrow>
    <annotation encoding="StarMath 5.0">2 +{ sum csub {i = 0} csup {m - 1} {2 + 2 = 2 + 2  \(  m - 1 + 1  \)  + 2}} =italic " " 2 m +4</annotation>
  </semantics>
</math>
</file>

<file path=Object 2/content.xml><?xml version="1.0" encoding="utf-8"?>
<math xmlns="http://www.w3.org/1998/Math/MathML">
  <semantics>
    <mrow>
      <mrow>
        <mrow>
          <mn>1</mn>
          <mo stretchy="false">+</mo>
          <mrow>
            <mrow>
              <munderover>
                <mo stretchy="false">∑</mo>
                <mrow>
                  <mrow>
                    <mi>i</mi>
                    <mo stretchy="false">=</mo>
                    <mn>0</mn>
                  </mrow>
                </mrow>
                <mrow>
                  <mrow>
                    <mi>m</mi>
                    <mo stretchy="false">−</mo>
                    <mn>1</mn>
                  </mrow>
                </mrow>
              </munderover>
              <mrow>
                <mrow>
                  <mn>1</mn>
                  <mo stretchy="false">=</mo>
                  <mrow>
                    <mrow>
                      <mrow>
                        <mn>1</mn>
                        <mo stretchy="false">+</mo>
                        <mi>m</mi>
                      </mrow>
                      <mo stretchy="false">−</mo>
                      <mn>1</mn>
                    </mrow>
                    <mo stretchy="false">+</mo>
                    <mn>1</mn>
                  </mrow>
                </mrow>
              </mrow>
            </mrow>
          </mrow>
        </mrow>
        <mo stretchy="false">=</mo>
        <mstyle mathvariant="italic">
          <mrow>
            <mtext> </mtext>
          </mrow>
        </mstyle>
      </mrow>
      <mrow>
        <mi>m</mi>
        <mo stretchy="false">+</mo>
        <mn>1</mn>
      </mrow>
    </mrow>
    <annotation encoding="StarMath 5.0">1 +{ sum csub {i = 0} csup {m - 1} {1 = 1 + m - 1 + 1}} =italic " " m +1</annotation>
  </semantics>
</math>
</file>

<file path=Object 3/content.xml><?xml version="1.0" encoding="utf-8"?>
<math xmlns="http://www.w3.org/1998/Math/MathML">
  <semantics>
    <mrow>
      <mrow>
        <mrow>
          <mrow>
            <mrow>
              <mrow>
                <mrow>
                  <mn>2</mn>
                  <mo stretchy="false">+</mo>
                  <mrow>
                    <mrow>
                      <munderover>
                        <mo stretchy="false">∑</mo>
                        <mrow>
                          <mrow>
                            <mi>i</mi>
                            <mo stretchy="false">=</mo>
                            <mn>0</mn>
                          </mrow>
                        </mrow>
                        <mrow>
                          <mrow>
                            <mi>m</mi>
                            <mo stretchy="false">−</mo>
                            <mn>1</mn>
                          </mrow>
                        </mrow>
                      </munderover>
                      <mn>1</mn>
                    </mrow>
                  </mrow>
                </mrow>
                <mo stretchy="false">+</mo>
                <mn>2</mn>
              </mrow>
              <mo stretchy="false">+</mo>
              <mrow>
                <mrow>
                  <munderover>
                    <mo stretchy="false">∑</mo>
                    <mrow>
                      <mi>i</mi>
                      <mrow>
                        <mi>t</mi>
                        <mo stretchy="false">=</mo>
                        <mn>1</mn>
                      </mrow>
                    </mrow>
                    <mi>n</mi>
                  </munderover>
                  <mfenced open="(" close=")">
                    <mrow>
                      <mrow>
                        <mrow>
                          <mn>1</mn>
                          <mo stretchy="false">+</mo>
                          <mrow>
                            <mrow>
                              <munderover>
                                <mo stretchy="false">∑</mo>
                                <mrow>
                                  <mrow>
                                    <mi>i</mi>
                                    <mo stretchy="false">=</mo>
                                    <mn>0</mn>
                                  </mrow>
                                </mrow>
                                <mrow>
                                  <mrow>
                                    <mi>k</mi>
                                    <mo stretchy="false">−</mo>
                                    <mn>1</mn>
                                  </mrow>
                                </mrow>
                              </munderover>
                              <mn>3</mn>
                            </mrow>
                          </mrow>
                        </mrow>
                      </mrow>
                    </mrow>
                  </mfenced>
                </mrow>
              </mrow>
            </mrow>
            <mo stretchy="false">=</mo>
            <mrow>
              <mrow>
                <mrow>
                  <mn>2</mn>
                  <mo stretchy="false">+</mo>
                  <mfenced open="(" close=")">
                    <mrow>
                      <mrow>
                        <mrow>
                          <mrow>
                            <mi>m</mi>
                            <mo stretchy="false">−</mo>
                            <mn>1</mn>
                          </mrow>
                          <mo stretchy="false">+</mo>
                          <mn>1</mn>
                        </mrow>
                      </mrow>
                    </mrow>
                  </mfenced>
                </mrow>
                <mo stretchy="false">+</mo>
                <mn>2</mn>
              </mrow>
              <mo stretchy="false">+</mo>
              <mrow>
                <mrow>
                  <munderover>
                    <mo stretchy="false">∑</mo>
                    <mrow>
                      <mi>i</mi>
                      <mrow>
                        <mi>t</mi>
                        <mo stretchy="false">=</mo>
                        <mn>1</mn>
                      </mrow>
                    </mrow>
                    <mi>n</mi>
                  </munderover>
                  <mrow>
                    <mo stretchy="false">(</mo>
                    <mrow>
                      <mn>1</mn>
                      <mo stretchy="false">+</mo>
                      <mn>3</mn>
                    </mrow>
                    <mo stretchy="false">(</mo>
                    <mrow>
                      <mrow>
                        <mi>k</mi>
                        <mo stretchy="false">−</mo>
                        <mn>1</mn>
                      </mrow>
                      <mo stretchy="false">+</mo>
                      <mn>1</mn>
                    </mrow>
                    <mo stretchy="false">)</mo>
                    <mo stretchy="false">)</mo>
                  </mrow>
                </mrow>
              </mrow>
            </mrow>
          </mrow>
          <mo stretchy="false">=</mo>
          <mrow>
            <mrow>
              <mrow>
                <mn>4</mn>
                <mo stretchy="false">+</mo>
                <mi>m</mi>
              </mrow>
              <mo stretchy="false">+</mo>
              <mrow>
                <mrow>
                  <munderover>
                    <mo stretchy="false">∑</mo>
                    <mrow>
                      <mi>i</mi>
                      <mrow>
                        <mi>t</mi>
                        <mo stretchy="false">=</mo>
                        <mn>1</mn>
                      </mrow>
                    </mrow>
                    <mi>n</mi>
                  </munderover>
                  <mrow>
                    <mn>3</mn>
                    <mi>k</mi>
                  </mrow>
                </mrow>
              </mrow>
            </mrow>
            <mo stretchy="false">+</mo>
            <mrow>
              <mrow>
                <munderover>
                  <mo stretchy="false">∑</mo>
                  <mrow>
                    <mi>i</mi>
                    <mrow>
                      <mi>t</mi>
                      <mo stretchy="false">=</mo>
                      <mn>1</mn>
                    </mrow>
                  </mrow>
                  <mi>n</mi>
                </munderover>
                <mn>1</mn>
              </mrow>
            </mrow>
          </mrow>
        </mrow>
        <mo stretchy="false">=</mo>
        <mrow>
          <mrow>
            <mn>4</mn>
            <mo stretchy="false">+</mo>
            <mi>m</mi>
          </mrow>
          <mo stretchy="false">+</mo>
          <mn>3</mn>
        </mrow>
      </mrow>
      <mi>k</mi>
      <mrow>
        <mrow>
          <mfenced open="(" close=")">
            <mrow>
              <mrow>
                <mrow>
                  <mrow>
                    <mi>n</mi>
                    <mo stretchy="false">−</mo>
                    <mn>1</mn>
                  </mrow>
                  <mo stretchy="false">+</mo>
                  <mn>1</mn>
                </mrow>
              </mrow>
            </mrow>
          </mfenced>
          <mo stretchy="false">+</mo>
          <mfenced open="(" close=")">
            <mrow>
              <mrow>
                <mrow>
                  <mrow>
                    <mi>n</mi>
                    <mo stretchy="false">−</mo>
                    <mn>1</mn>
                  </mrow>
                  <mo stretchy="false">+</mo>
                  <mn>1</mn>
                </mrow>
              </mrow>
            </mrow>
          </mfenced>
        </mrow>
        <mo stretchy="false">=</mo>
        <mrow>
          <mrow>
            <mn>4</mn>
            <mo stretchy="false">+</mo>
            <mi>m</mi>
          </mrow>
          <mo stretchy="false">+</mo>
          <mfenced open="(" close=")">
            <mrow>
              <mrow>
                <mn>3</mn>
                <mrow>
                  <mi>k</mi>
                  <mo stretchy="false">+</mo>
                  <mn>1</mn>
                </mrow>
              </mrow>
            </mrow>
          </mfenced>
        </mrow>
      </mrow>
      <mi>n</mi>
    </mrow>
    <annotation encoding="StarMath 5.0">2 +{ sum csub {i = 0} csup {m - 1} 1} +2 +{ sum csub {i t = 1} csup n left ( {1 + { sum csub {i = 0} csup {k - 1} 3}} right )} =2 +left ( {m - 1 + 1} right )  +2 +{ sum csub {i t = 1} csup n { \(  1 + 3  \(  k - 1 + 1  \)   \)}} =4 +m +{ sum csub {i t = 1} csup n {3 k}} +{ sum csub {i t = 1} csup n 1} =4 +m +3 k left ( {n - 1 + 1} right )  +left ( {n - 1 + 1} right )  =4 +m +left ( {3 k + 1} right )  n</annotation>
  </semantics>
</math>
</file>

<file path=Object 4/content.xml><?xml version="1.0" encoding="utf-8"?>
<math xmlns="http://www.w3.org/1998/Math/MathML">
  <semantics>
    <mrow>
      <mrow>
        <mn>2</mn>
        <mo stretchy="false">+</mo>
        <mstyle mathvariant="italic">
          <mrow>
            <mtext> </mtext>
          </mrow>
        </mstyle>
      </mrow>
      <mrow>
        <mrow>
          <mrow>
            <mrow>
              <mrow>
                <munderover>
                  <mo stretchy="false">∑</mo>
                  <mrow>
                    <mrow>
                      <mi>i</mi>
                      <mo stretchy="false">=</mo>
                      <mn>0</mn>
                    </mrow>
                  </mrow>
                  <mrow>
                    <mrow>
                      <mi>m</mi>
                      <mo stretchy="false">−</mo>
                      <mn>1</mn>
                    </mrow>
                  </mrow>
                </munderover>
                <mn>1</mn>
              </mrow>
            </mrow>
            <mo stretchy="false">+</mo>
            <mn>2</mn>
          </mrow>
          <mo stretchy="false">+</mo>
          <mrow>
            <mrow>
              <munderover>
                <mo stretchy="false">∑</mo>
                <mrow>
                  <mi>i</mi>
                  <mrow>
                    <mi>t</mi>
                    <mo stretchy="false">=</mo>
                    <mn>1</mn>
                  </mrow>
                </mrow>
                <mi>n</mi>
              </munderover>
              <mrow>
                <mo stretchy="false">(</mo>
                <mrow>
                  <mn>1</mn>
                  <mo stretchy="false">+</mo>
                  <mn>3</mn>
                </mrow>
                <mo stretchy="false">)</mo>
              </mrow>
            </mrow>
          </mrow>
        </mrow>
        <mo stretchy="false">=</mo>
        <mrow>
          <mrow>
            <mrow>
              <mn>2</mn>
              <mo stretchy="false">+</mo>
              <mfenced open="(" close=")">
                <mrow>
                  <mrow>
                    <mrow>
                      <mrow>
                        <mi>m</mi>
                        <mo stretchy="false">−</mo>
                        <mn>1</mn>
                      </mrow>
                      <mo stretchy="false">+</mo>
                      <mn>1</mn>
                    </mrow>
                  </mrow>
                </mrow>
              </mfenced>
            </mrow>
            <mo stretchy="false">+</mo>
            <mn>2</mn>
          </mrow>
          <mo stretchy="false">+</mo>
          <mn>4</mn>
        </mrow>
      </mrow>
      <mrow>
        <mfenced open="(" close=")">
          <mrow>
            <mrow>
              <mrow>
                <mrow>
                  <mi>n</mi>
                  <mo stretchy="false">−</mo>
                  <mn>1</mn>
                </mrow>
                <mo stretchy="false">+</mo>
                <mn>1</mn>
              </mrow>
            </mrow>
          </mrow>
        </mfenced>
        <mo stretchy="false">=</mo>
        <mrow>
          <mrow>
            <mn>4</mn>
            <mo stretchy="false">+</mo>
            <mi>m</mi>
          </mrow>
          <mo stretchy="false">+</mo>
          <mn>4</mn>
        </mrow>
      </mrow>
      <mi>n</mi>
    </mrow>
    <annotation encoding="StarMath 5.0">2 +italic " " { sum csub {i = 0} csup {m - 1} 1} +2 +{ sum csub {i t = 1} csup n { \(  1 + 3  \)}} =2 +left ( {m - 1 + 1} right )  +2 +4 left ( {n - 1 + 1} right )  =4 +m +4 n</annotation>
  </semantics>
</math>
</file>

<file path=Object 5/content.xml><?xml version="1.0" encoding="utf-8"?>
<math xmlns="http://www.w3.org/1998/Math/MathML">
  <semantics>
    <mrow>
      <mrow>
        <mrow>
          <mn>1</mn>
          <mo stretchy="false">+</mo>
          <mrow>
            <mrow>
              <munderover>
                <mo stretchy="false">∑</mo>
                <mrow>
                  <mrow>
                    <mi>i</mi>
                    <mo stretchy="false">=</mo>
                    <mn>0</mn>
                  </mrow>
                </mrow>
                <mrow>
                  <mrow>
                    <mi>n</mi>
                    <mo stretchy="false">−</mo>
                    <mn>1</mn>
                  </mrow>
                </mrow>
              </munderover>
              <mn>3</mn>
            </mrow>
          </mrow>
        </mrow>
        <mo stretchy="false">=</mo>
        <mrow>
          <mn>1</mn>
          <mo stretchy="false">+</mo>
          <mn>3</mn>
        </mrow>
      </mrow>
      <mrow>
        <mfenced open="(" close=")">
          <mrow>
            <mrow>
              <mrow>
                <mrow>
                  <mi>n</mi>
                  <mo stretchy="false">−</mo>
                  <mn>1</mn>
                </mrow>
                <mo stretchy="false">+</mo>
                <mn>1</mn>
              </mrow>
            </mrow>
          </mrow>
        </mfenced>
        <mo stretchy="false">=</mo>
        <mrow>
          <mn>1</mn>
          <mo stretchy="false">+</mo>
          <mn>3</mn>
        </mrow>
      </mrow>
      <mi>n</mi>
    </mrow>
    <annotation encoding="StarMath 5.0">1 +{ sum csub {i = 0} csup {n - 1} 3} =1 +3 left ( {n - 1 + 1} right )  =1 +3 n</annotation>
  </semantics>
</math>
</file>

<file path=Object 6/content.xml><?xml version="1.0" encoding="utf-8"?>
<math xmlns="http://www.w3.org/1998/Math/MathML">
  <semantics>
    <mrow>
      <mrow>
        <mrow>
          <mrow>
            <mrow>
              <mn>12</mn>
              <mo stretchy="false">+</mo>
              <mrow>
                <mrow>
                  <munderover>
                    <mo stretchy="false">∑</mo>
                    <mrow>
                      <mrow>
                        <mi>i</mi>
                        <mo stretchy="false">=</mo>
                        <mn>1</mn>
                      </mrow>
                    </mrow>
                    <mi>n</mi>
                  </munderover>
                  <mfenced open="(" close=")">
                    <mrow>
                      <mrow>
                        <mrow>
                          <mrow>
                            <mrow>
                              <mrow>
                                <mrow>
                                  <mrow>
                                    <mrow>
                                      <mn>4</mn>
                                      <mo stretchy="false">+</mo>
                                      <msub>
                                        <mi>m</mi>
                                        <mn>1</mn>
                                      </msub>
                                    </mrow>
                                    <mo stretchy="false">+</mo>
                                    <mn>11</mn>
                                  </mrow>
                                  <mo stretchy="false">+</mo>
                                  <msub>
                                    <mi>m</mi>
                                    <mn>2</mn>
                                  </msub>
                                </mrow>
                                <mo stretchy="false">+</mo>
                                <mn>5</mn>
                              </mrow>
                              <mo stretchy="false">+</mo>
                              <msub>
                                <mi>m</mi>
                                <mn>3</mn>
                              </msub>
                            </mrow>
                            <mo stretchy="false">+</mo>
                            <mn>11</mn>
                          </mrow>
                          <mo stretchy="false">+</mo>
                          <mn>2</mn>
                        </mrow>
                        <mfenced open="(" close=")">
                          <mrow>
                            <mrow>
                              <mrow>
                                <mrow>
                                  <mn>3</mn>
                                  <mo stretchy="false">+</mo>
                                  <mrow>
                                    <mrow>
                                      <munderover>
                                        <mo stretchy="false">∑</mo>
                                        <mrow>
                                          <mi>i</mi>
                                          <mrow>
                                            <mi>t</mi>
                                            <mo stretchy="false">=</mo>
                                            <mn>1</mn>
                                          </mrow>
                                        </mrow>
                                        <mi>i</mi>
                                      </munderover>
                                      <mn>3</mn>
                                    </mrow>
                                  </mrow>
                                </mrow>
                                <mo stretchy="false">+</mo>
                                <mn>3</mn>
                              </mrow>
                            </mrow>
                          </mrow>
                        </mfenced>
                      </mrow>
                    </mrow>
                  </mfenced>
                </mrow>
              </mrow>
            </mrow>
            <mo stretchy="false">=</mo>
            <mrow>
              <mn>12</mn>
              <mo stretchy="false">+</mo>
              <mrow>
                <mrow>
                  <munderover>
                    <mo stretchy="false">∑</mo>
                    <mrow>
                      <mrow>
                        <mi>i</mi>
                        <mo stretchy="false">=</mo>
                        <mn>1</mn>
                      </mrow>
                    </mrow>
                    <mi>n</mi>
                  </munderover>
                  <mfenced open="(" close=")">
                    <mrow>
                      <mrow>
                        <mrow>
                          <mrow>
                            <mrow>
                              <mrow>
                                <mn>31</mn>
                                <mo stretchy="false">+</mo>
                                <msub>
                                  <mi>m</mi>
                                  <mn>1</mn>
                                </msub>
                              </mrow>
                              <mo stretchy="false">+</mo>
                              <msub>
                                <mi>m</mi>
                                <mn>2</mn>
                              </msub>
                            </mrow>
                            <mo stretchy="false">+</mo>
                            <msub>
                              <mi>m</mi>
                              <mn>3</mn>
                            </msub>
                          </mrow>
                          <mo stretchy="false">+</mo>
                          <mn>2</mn>
                        </mrow>
                        <mfenced open="(" close=")">
                          <mrow>
                            <mrow>
                              <mrow>
                                <mn>6</mn>
                                <mo stretchy="false">+</mo>
                                <mn>3</mn>
                              </mrow>
                              <mfenced open="(" close=")">
                                <mrow>
                                  <mrow>
                                    <mrow>
                                      <mrow>
                                        <mi>i</mi>
                                        <mo stretchy="false">−</mo>
                                        <mn>1</mn>
                                      </mrow>
                                      <mo stretchy="false">+</mo>
                                      <mn>1</mn>
                                    </mrow>
                                  </mrow>
                                </mrow>
                              </mfenced>
                            </mrow>
                          </mrow>
                        </mfenced>
                      </mrow>
                    </mrow>
                  </mfenced>
                </mrow>
              </mrow>
            </mrow>
          </mrow>
          <mo stretchy="false">=</mo>
          <mrow>
            <mn>12</mn>
            <mo stretchy="false">+</mo>
            <mrow>
              <mrow>
                <munderover>
                  <mo stretchy="false">∑</mo>
                  <mrow>
                    <mrow>
                      <mi>i</mi>
                      <mo stretchy="false">=</mo>
                      <mn>1</mn>
                    </mrow>
                  </mrow>
                  <mi>n</mi>
                </munderover>
                <mrow>
                  <mo stretchy="false">(</mo>
                  <mrow>
                    <mrow>
                      <mrow>
                        <mrow>
                          <mn>43</mn>
                          <mo stretchy="false">+</mo>
                          <msub>
                            <mi>m</mi>
                            <mn>1</mn>
                          </msub>
                        </mrow>
                        <mo stretchy="false">+</mo>
                        <msub>
                          <mi>m</mi>
                          <mn>2</mn>
                        </msub>
                      </mrow>
                      <mo stretchy="false">+</mo>
                      <msub>
                        <mi>m</mi>
                        <mn>3</mn>
                      </msub>
                    </mrow>
                    <mo stretchy="false">+</mo>
                    <mn>6</mn>
                  </mrow>
                  <mi>i</mi>
                  <mo stretchy="false">)</mo>
                </mrow>
              </mrow>
            </mrow>
          </mrow>
        </mrow>
        <mo stretchy="false">=</mo>
        <mrow>
          <mn>12</mn>
          <mo stretchy="false">+</mo>
          <mfenced open="(" close=")">
            <mrow>
              <mrow>
                <mrow>
                  <mrow>
                    <mrow>
                      <mn>43</mn>
                      <mo stretchy="false">+</mo>
                      <msub>
                        <mi>m</mi>
                        <mn>1</mn>
                      </msub>
                    </mrow>
                    <mo stretchy="false">+</mo>
                    <msub>
                      <mi>m</mi>
                      <mn>2</mn>
                    </msub>
                  </mrow>
                  <mo stretchy="false">+</mo>
                  <msub>
                    <mi>m</mi>
                    <mn>3</mn>
                  </msub>
                </mrow>
              </mrow>
            </mrow>
          </mfenced>
        </mrow>
      </mrow>
      <mrow>
        <mi>n</mi>
        <mo stretchy="false">+</mo>
        <mn>6</mn>
      </mrow>
      <mrow>
        <mfenced open="(" close=")">
          <mrow>
            <mrow>
              <mfrac>
                <mrow>
                  <mrow>
                    <mn>1</mn>
                    <mo stretchy="false">+</mo>
                    <mi>n</mi>
                  </mrow>
                </mrow>
                <mn>2</mn>
              </mfrac>
              <mi>n</mi>
            </mrow>
          </mrow>
        </mfenced>
        <mo stretchy="false">=</mo>
        <mrow>
          <mn>12</mn>
          <mo stretchy="false">+</mo>
          <mfenced open="(" close=")">
            <mrow>
              <mrow>
                <mrow>
                  <mrow>
                    <mrow>
                      <mn>46</mn>
                      <mo stretchy="false">+</mo>
                      <msub>
                        <mi>m</mi>
                        <mn>1</mn>
                      </msub>
                    </mrow>
                    <mo stretchy="false">+</mo>
                    <msub>
                      <mi>m</mi>
                      <mn>2</mn>
                    </msub>
                  </mrow>
                  <mo stretchy="false">+</mo>
                  <msub>
                    <mi>m</mi>
                    <mn>3</mn>
                  </msub>
                </mrow>
              </mrow>
            </mrow>
          </mfenced>
        </mrow>
      </mrow>
      <mrow>
        <mi>n</mi>
        <mo stretchy="false">+</mo>
        <msup>
          <mrow>
            <mn>3</mn>
            <mi>n</mi>
          </mrow>
          <mn>2</mn>
        </msup>
      </mrow>
    </mrow>
    <annotation encoding="StarMath 5.0">12 +{ sum csub {i = 1} csup n left ( {4 + m_1 + 11 + m_2 + 5 + m_3 + 11 + 2 left ( {3 + { sum csub {i t = 1} csup i 3} + 3} right )} right )} =12 +{ sum csub {i = 1} csup n left ( {31 + m_1 + m_2 + m_3 + 2 left ( {6 + 3 left ( {i - 1 + 1} right )} right )} right )} =12 +{ sum csub {i = 1} csup n { \(  43 + m_1 + m_2 + m_3 + 6 i  \)}} =12 +left ( {43 + m_1 + m_2 + m_3} right )  n +6 left ( {{1 + n} over 2 n} right )  =12 +left ( {46 + m_1 + m_2 + m_3} right )  n +{3 n}^2</annotation>
  </semantics>
</math>
</file>